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f1a9"/>
    </style:style>
    <style:style style:name="P2" style:family="paragraph" style:parent-style-name="Standard">
      <style:text-properties officeooo:paragraph-rsid="001a691d"/>
    </style:style>
    <style:style style:name="P3" style:family="paragraph" style:parent-style-name="Standard">
      <style:text-properties officeooo:paragraph-rsid="0046daa0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36c96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4de30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697bc7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36c96b" officeooo:paragraph-rsid="00702b86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51062a"/>
    </style:style>
    <style:style style:name="P9" style:family="paragraph" style:parent-style-name="Standard">
      <style:text-properties officeooo:paragraph-rsid="00559be6"/>
    </style:style>
    <style:style style:name="P10" style:family="paragraph" style:parent-style-name="Standard">
      <style:text-properties officeooo:paragraph-rsid="005a3e95"/>
    </style:style>
    <style:style style:name="P11" style:family="paragraph" style:parent-style-name="Standard">
      <style:text-properties officeooo:paragraph-rsid="000df1a9"/>
    </style:style>
    <style:style style:name="P12" style:family="paragraph" style:parent-style-name="Standard">
      <style:text-properties officeooo:paragraph-rsid="00867722"/>
    </style:style>
    <style:style style:name="P13" style:family="paragraph" style:parent-style-name="Standard">
      <style:text-properties officeooo:rsid="0088a44d" officeooo:paragraph-rsid="0088a44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88a44d" officeooo:paragraph-rsid="0088a44d" style:font-weight-asian="bold" style:font-weight-complex="bold"/>
    </style:style>
    <style:style style:name="P15" style:family="paragraph" style:parent-style-name="Standard">
      <style:text-properties officeooo:paragraph-rsid="008c4dbd"/>
    </style:style>
    <style:style style:name="P16" style:family="paragraph" style:parent-style-name="Standard">
      <style:text-properties officeooo:rsid="00913adc" officeooo:paragraph-rsid="00913adc"/>
    </style:style>
    <style:style style:name="T1" style:family="text">
      <style:text-properties officeooo:rsid="001de7b0"/>
    </style:style>
    <style:style style:name="T2" style:family="text">
      <style:text-properties officeooo:rsid="0046daa0"/>
    </style:style>
    <style:style style:name="T3" style:family="text">
      <style:text-properties officeooo:rsid="004de301"/>
    </style:style>
    <style:style style:name="T4" style:family="text">
      <style:text-properties officeooo:rsid="0051062a"/>
    </style:style>
    <style:style style:name="T5" style:family="text">
      <style:text-properties officeooo:rsid="00559be6"/>
    </style:style>
    <style:style style:name="T6" style:family="text">
      <style:text-properties officeooo:rsid="005a3e95"/>
    </style:style>
    <style:style style:name="T7" style:family="text">
      <style:text-properties officeooo:rsid="005f85dc"/>
    </style:style>
    <style:style style:name="T8" style:family="text">
      <style:text-properties officeooo:rsid="006486a5"/>
    </style:style>
    <style:style style:name="T9" style:family="text">
      <style:text-properties officeooo:rsid="0065efe4"/>
    </style:style>
    <style:style style:name="T10" style:family="text">
      <style:text-properties officeooo:rsid="00697bc7"/>
    </style:style>
    <style:style style:name="T11" style:family="text">
      <style:text-properties officeooo:rsid="00702b86"/>
    </style:style>
    <style:style style:name="T12" style:family="text">
      <style:text-properties officeooo:rsid="007812a4"/>
    </style:style>
    <style:style style:name="T13" style:family="text">
      <style:text-properties officeooo:rsid="0080e23b"/>
    </style:style>
    <style:style style:name="T14" style:family="text">
      <style:text-properties officeooo:rsid="00849403"/>
    </style:style>
    <style:style style:name="T15" style:family="text">
      <style:text-properties officeooo:rsid="008c4dbd"/>
    </style:style>
    <style:style style:name="T16" style:family="text">
      <style:text-properties officeooo:rsid="00913ad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913adc" style:font-weight-asian="bold" style:font-weight-complex="bold"/>
    </style:style>
    <style:style style:name="T19" style:family="text">
      <style:text-properties fo:font-weight="bold" officeooo:rsid="00947149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97a845"/>
    </style:style>
    <style:style style:name="T22" style:family="text">
      <style:text-properties officeooo:rsid="00a1eb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#</text:span>#### <text:span text:style-name="T3">LIST</text:span> ####</text:p>
      <text:p text:style-name="Standard"/>
      <text:p text:style-name="Standard"/>
      <text:p text:style-name="Standard">#1&gt;. print all elements:: </text:p>
      <text:p text:style-name="Standard">nums=[10,20,30,40]</text:p>
      <text:p text:style-name="Standard">for num in nums:</text:p>
      <text:p text:style-name="Standard"><text:s text:c="4"/>print(num)</text:p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>#2&gt;. print elements with index::</text:p>
      <text:p text:style-name="Standard">nums=[10,20,30,40]</text:p>
      <text:p text:style-name="Standard">for index,num in enumerate(nums):</text:p>
      <text:p text:style-name="Standard"><text:s text:c="4"/>print(f"{index}-&gt;{num}")</text:p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>#3&gt;.Find length of list (without using len() )</text:p>
      <text:p text:style-name="Standard">nums=[10,20,30,40]</text:p>
      <text:p text:style-name="Standard">length=0</text:p>
      <text:p text:style-name="Standard"/>
      <text:p text:style-name="Standard">for i in nums:</text:p>
      <text:p text:style-name="Standard"><text:s text:c="4"/>length=length+1</text:p>
      <text:p text:style-name="Standard">print("length of the list is::",length) <text:s text:c="3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4&gt;.Print list in reverse order::</text:p>
      <text:p text:style-name="Standard">nums=[10,20,30,40]</text:p>
      <text:p text:style-name="Standard">rev_nums=[]</text:p>
      <text:p text:style-name="Standard">length=len(nums)</text:p>
      <text:p text:style-name="Standard">i=1</text:p>
      <text:p text:style-name="Standard">while i&lt;=length:</text:p>
      <text:p text:style-name="Standard"><text:s text:c="4"/>rev_nums.append(nums[length-i])</text:p>
      <text:p text:style-name="Standard"><text:s text:c="4"/>i+=1 <text:s text:c="3"/></text:p>
      <text:p text:style-name="Standard">print(rev_nums) <text:s text:c="3"/></text:p>
      <text:p text:style-name="Standard"/>
      <text:p text:style-name="Standard">### Method-2::::</text:p>
      <text:p text:style-name="Standard">i=len(nums)-1</text:p>
      <text:p text:style-name="Standard">while i&gt;=0:</text:p>
      <text:p text:style-name="Standard"><text:s text:c="4"/>rev_nums.append(nums[i])</text:p>
      <text:p text:style-name="Standard"><text:s text:c="4"/>i=i-1</text:p>
      <text:p text:style-name="Standard">print(rev_nums) <text:s text:c="3"/></text:p>
      <text:p text:style-name="Standard"><text:s text:c="4"/></text:p>
      <text:p text:style-name="Standard"><text:s text:c="2"/></text:p>
      <text:p text:style-name="Standard">#-----------------------------</text:p>
      <text:p text:style-name="Standard">#-----------------------------</text:p>
      <text:p text:style-name="Standard"><text:soft-page-break/><text:s text:c="4"/></text:p>
      <text:p text:style-name="Standard"/>
      <text:p text:style-name="Standard">#5&gt;.Count even and odd numbers::</text:p>
      <text:p text:style-name="Standard">nums=[1,4,7,8,10]</text:p>
      <text:p text:style-name="Standard">even,odd=0,0</text:p>
      <text:p text:style-name="Standard">for i in nums:</text:p>
      <text:p text:style-name="Standard"><text:s text:c="4"/>if i%2==0:</text:p>
      <text:p text:style-name="Standard"><text:s text:c="8"/>even+=1</text:p>
      <text:p text:style-name="Standard"><text:s text:c="4"/>else:</text:p>
      <text:p text:style-name="Standard"><text:s text:c="8"/>odd+=1</text:p>
      <text:p text:style-name="Standard">print("even::",even,"\nodd::",odd) 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6&gt;.Find sum of all elements</text:p>
      <text:p text:style-name="Standard">nums=[1,2,3,4,5]</text:p>
      <text:p text:style-name="Standard">total=0</text:p>
      <text:p text:style-name="Standard"/>
      <text:p text:style-name="Standard">for i in nums:</text:p>
      <text:p text:style-name="Standard"><text:s text:c="4"/>total=total+i</text:p>
      <text:p text:style-name="Standard">print("total is::",total) <text:s text:c="3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7&gt;.Find maximum element::</text:p>
      <text:p text:style-name="Standard"># numbers=[3,4,6,9,8,1,2,5]</text:p>
      <text:p text:style-name="Standard"/>
      <text:p text:style-name="Standard"># #Method-1::::</text:p>
      <text:p text:style-name="Standard"># numbers.sort()</text:p>
      <text:p text:style-name="Standard"># print("maximum number is::",numbers[-1])</text:p>
      <text:p text:style-name="Standard"/>
      <text:p text:style-name="Standard"># #Method-2::::</text:p>
      <text:p text:style-name="Standard"># max_num=numbers[0]</text:p>
      <text:p text:style-name="Standard"># for i in numbers:</text:p>
      <text:p text:style-name="Standard"># <text:s text:c="4"/>if i&gt;max_num:</text:p>
      <text:p text:style-name="Standard"># <text:s text:c="8"/>max_num=i</text:p>
      <text:p text:style-name="Standard"># print("maximum number is::",max_num)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8&gt;.Find minimum element::</text:p>
      <text:p text:style-name="Standard"># numbers=[3,4,6,9,8,1,2,5]</text:p>
      <text:p text:style-name="Standard"/>
      <text:p text:style-name="Standard"># Method-1::::</text:p>
      <text:p text:style-name="Standard"># numbers.sort()</text:p>
      <text:p text:style-name="Standard"># print("minimum numbers is::",numbers[0])</text:p>
      <text:p text:style-name="Standard"/>
      <text:p text:style-name="Standard"># #Method-2::::</text:p>
      <text:p text:style-name="Standard"># min_num=numbers[0]</text:p>
      <text:p text:style-name="Standard"/>
      <text:p text:style-name="Standard"># for i in numbers:</text:p>
      <text:p text:style-name="Standard"># <text:s text:c="4"/>if i&lt;min_num:</text:p>
      <text:p text:style-name="Standard"># <text:s text:c="8"/>min_num=i</text:p>
      <text:p text:style-name="Standard"># print("minimum number is::",min_num) <text:s text:c="7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/>
      <text:p text:style-name="Standard"/>
      <text:p text:style-name="Standard">#9&gt;.Remove duplicates from list::</text:p>
      <text:p text:style-name="Standard"># nums=[1,2,2,3,4,4,5]</text:p>
      <text:p text:style-name="Standard"># rem_dup=[]</text:p>
      <text:p text:style-name="Standard"/>
      <text:p text:style-name="Standard"># ##Method-1::</text:p>
      <text:p text:style-name="Standard"># i=0;</text:p>
      <text:p text:style-name="Standard"># while i&lt;len(nums):</text:p>
      <text:p text:style-name="Standard"># <text:s text:c="4"/>if nums[i] not in rem_dup:</text:p>
      <text:p text:style-name="Standard"># <text:s text:c="8"/>rem_dup.append(nums[i])</text:p>
      <text:p text:style-name="Standard"># <text:s text:c="4"/>i+=1 <text:s text:c="3"/></text:p>
      <text:p text:style-name="Standard"># print(rem_dup) <text:s text:c="3"/></text:p>
      <text:p text:style-name="Standard"/>
      <text:p text:style-name="Standard"># ##Method-2::::</text:p>
      <text:p text:style-name="Standard"># for value in nums:</text:p>
      <text:p text:style-name="Standard"># <text:s text:c="4"/>if value not in rem_dup:</text:p>
      <text:p text:style-name="Standard"># <text:s text:c="8"/>rem_dup.append(value)</text:p>
      <text:p text:style-name="Standard"># print(rem_dup) <text:s text:c="2"/></text:p>
      <text:p text:style-name="Standard"/>
      <text:p text:style-name="Standard"/>
      <text:p text:style-name="Standard">#-----------------------------</text:p>
      <text:p text:style-name="Standard">#-----------------------------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10&gt;.Find second largest element::</text:p>
      <text:p text:style-name="Standard">#FOR edge cases this code fails, go with Method-2</text:p>
      <text:p text:style-name="Standard"/>
      <text:p text:style-name="Standard">#nums=[5,5,4] <text:s text:c="2"/>for this list the code will fail</text:p>
      <text:p text:style-name="Standard"># nums=[3,3,2,1] <text:s/>#same here the code will fail </text:p>
      <text:p text:style-name="Standard">max1=nums[0]</text:p>
      <text:p text:style-name="Standard">max2=nums[1]</text:p>
      <text:p text:style-name="Standard">for value in nums:</text:p>
      <text:p text:style-name="Standard"><text:s text:c="4"/>if value &gt; max1:</text:p>
      <text:p text:style-name="Standard"><text:s text:c="8"/>max2=max1</text:p>
      <text:p text:style-name="Standard"><text:s text:c="8"/>max1=value</text:p>
      <text:p text:style-name="Standard"><text:s text:c="4"/>elif value &gt; max2 and value!=max1:</text:p>
      <text:p text:style-name="Standard"><text:s text:c="8"/>max2=value</text:p>
      <text:p text:style-name="Standard">print(max1,max2) <text:s text:c="7"/></text:p>
      <text:p text:style-name="Standard"/>
      <text:p text:style-name="Standard">#Method-2 which works well with all the edge cases</text:p>
      <text:p text:style-name="Standard">nums=[3,3,2,1,4,5]</text:p>
      <text:p text:style-name="Standard"/>
      <text:p text:style-name="Standard">if len(nums)&lt;2:</text:p>
      <text:p text:style-name="Standard"><text:s text:c="4"/>print("no second max exists")</text:p>
      <text:p text:style-name="Standard">else:</text:p>
      <text:p text:style-name="Standard"><text:s text:c="4"/>max1=max2=float('-inf')</text:p>
      <text:p text:style-name="Standard"><text:s text:c="4"/></text:p>
      <text:p text:style-name="Standard"><text:s text:c="4"/>for value in nums:</text:p>
      <text:p text:style-name="Standard"><text:s text:c="8"/>if value&gt;max1:</text:p>
      <text:p text:style-name="Standard"><text:s text:c="12"/>max2=max1</text:p>
      <text:p text:style-name="Standard"><text:s text:c="12"/>max1=value</text:p>
      <text:p text:style-name="Standard"><text:s text:c="8"/>elif value!=max1 and value&gt;max2:</text:p>
      <text:p text:style-name="Standard"><text:s text:c="12"/>max2=value</text:p>
      <text:p text:style-name="Standard"><text:s text:c="4"/></text:p>
      <text:p text:style-name="Standard"><text:s text:c="4"/>if max2==float('-inf'):</text:p>
      <text:p text:style-name="Standard"><text:s text:c="8"/>print("second max not found")</text:p>
      <text:p text:style-name="Standard"><text:s text:c="4"/>else:</text:p>
      <text:p text:style-name="Standard"><text:s text:c="8"/>print("second max:",max2)</text:p>
      <text:p text:style-name="Standard"/>
      <text:p text:style-name="Standard"/>
      <text:p text:style-name="P1">#-----------------------------</text:p>
      <text:p text:style-name="P1">#-----------------------------</text:p>
      <text:p text:style-name="P1"/>
      <text:p text:style-name="P1"/>
      <text:p text:style-name="P1">#11&gt;.Check if list is sorted or not </text:p>
      <text:p text:style-name="P1">nums=[9,1,2,3,4,6,7,8]</text:p>
      <text:p text:style-name="P1"/>
      <text:p text:style-name="P1">issorted=1</text:p>
      <text:p text:style-name="P1">for i in range(len(nums)-1):</text:p>
      <text:p text:style-name="P1"><text:s text:c="4"/>if nums[i]&gt;nums[i+1]:</text:p>
      <text:p text:style-name="P1"><text:s text:c="8"/>issorted=0</text:p>
      <text:p text:style-name="P1"><text:s text:c="8"/>break</text:p>
      <text:p text:style-name="P1">if issorted==1:</text:p>
      <text:p text:style-name="P1"><text:s text:c="4"/>print("list is sorted")</text:p>
      <text:p text:style-name="P1">else:</text:p>
      <text:p text:style-name="P1"><text:s text:c="4"/>print("list is not sorted")</text:p>
      <text:p text:style-name="P1"><text:soft-page-break/>#------------------------------------------</text:p>
      <text:p text:style-name="P1">#------------------------------------------</text:p>
      <text:p text:style-name="P1"/>
      <text:p text:style-name="P1">#12&gt;. rotate list left by 1::</text:p>
      <text:p text:style-name="P1">nums=[1,2,3,4]</text:p>
      <text:p text:style-name="P1">first=nums[0]</text:p>
      <text:p text:style-name="P1"/>
      <text:p text:style-name="P1">for i in range(len(nums)-1):</text:p>
      <text:p text:style-name="P1"><text:s text:c="4"/>nums[i]=nums[i+1]</text:p>
      <text:p text:style-name="P1">nums[-1]=first</text:p>
      <text:p text:style-name="P1">print(nums)</text:p>
      <text:p text:style-name="P1"/>
      <text:p text:style-name="P1"/>
      <text:p text:style-name="P1">#------------------------------------------</text:p>
      <text:p text:style-name="P1">#------------------------------------------</text:p>
      <text:p text:style-name="P1"/>
      <text:p text:style-name="P2">#13&gt;. find common elements between two lists::</text:p>
      <text:p text:style-name="P1">list_a=[1,2,3,4,3,4,4,4]</text:p>
      <text:p text:style-name="P1">list_b=[3,4,5,6]</text:p>
      <text:p text:style-name="P1"/>
      <text:p text:style-name="P1">##Method-1::</text:p>
      <text:p text:style-name="P1">###this also print repeated values in com_element list </text:p>
      <text:p text:style-name="P1">#with overall time complexity O(n*m)</text:p>
      <text:p text:style-name="P1">com_element=[]</text:p>
      <text:p text:style-name="P1">for value in list_a:</text:p>
      <text:p text:style-name="P1"><text:s text:c="4"/>if value in list_b:</text:p>
      <text:p text:style-name="P1"><text:s text:c="8"/>com_element.append(value)</text:p>
      <text:p text:style-name="P1">print("common elemtns in the lists are::",com_element) <text:s text:c="11"/></text:p>
      <text:p text:style-name="P1"/>
      <text:p text:style-name="P1">##Method-2::</text:p>
      <text:p text:style-name="P1">##this also prints repeated elements in common list </text:p>
      <text:p text:style-name="P1">#but with overall time complexity O(n+m)</text:p>
      <text:p text:style-name="P1">common=[]</text:p>
      <text:p text:style-name="P1">set_b=set(list_b)</text:p>
      <text:p text:style-name="P1">for value in list_a:</text:p>
      <text:p text:style-name="P1"><text:s text:c="4"/>if value in set_b:</text:p>
      <text:p text:style-name="P1"><text:s text:c="8"/>common.append(value)</text:p>
      <text:p text:style-name="P1">print(common)</text:p>
      <text:p text:style-name="P1"/>
      <text:p text:style-name="P1"/>
      <text:p text:style-name="P1">## and if interview<text:span text:style-name="T1">e</text:span>r want unique common elements::::</text:p>
      <text:p text:style-name="P1">common=[]</text:p>
      <text:p text:style-name="P1">set_b=set(list_b)</text:p>
      <text:p text:style-name="P1">seen=set()</text:p>
      <text:p text:style-name="P1"/>
      <text:p text:style-name="P1">for value in list_a:</text:p>
      <text:p text:style-name="P1"><text:s text:c="4"/>if value in set_b and value not in seen:</text:p>
      <text:p text:style-name="P1"><text:s text:c="8"/>common.append(value)</text:p>
      <text:p text:style-name="P1"><text:s text:c="8"/>seen.add(value)</text:p>
      <text:p text:style-name="P1">print(common) <text:s text:c="7"/></text:p>
      <text:p text:style-name="P1"/>
      <text:p text:style-name="P2"/>
      <text:p text:style-name="P2"><text:soft-page-break/>#------------------------------------------</text:p>
      <text:p text:style-name="P2">#------------------------------------------</text:p>
      <text:p text:style-name="P2"/>
      <text:p text:style-name="P2"/>
      <text:p text:style-name="P2">#14&gt;.separate even and odd numbers::</text:p>
      <text:p text:style-name="P2">nums=[1,2,3,5,6,7,9,4,8]</text:p>
      <text:p text:style-name="P2">even=[]</text:p>
      <text:p text:style-name="P2">odd=[]</text:p>
      <text:p text:style-name="P2"/>
      <text:p text:style-name="P2">for value in nums:</text:p>
      <text:p text:style-name="P2"><text:s text:c="4"/>if value%2==0:</text:p>
      <text:p text:style-name="P2"><text:s text:c="8"/>even.append(value)</text:p>
      <text:p text:style-name="P2"><text:s text:c="4"/>else:</text:p>
      <text:p text:style-name="P2"><text:s text:c="8"/>odd.append(value)</text:p>
      <text:p text:style-name="P2">print(f"{even}\n{odd}") <text:s/></text:p>
      <text:p text:style-name="P2"/>
      <text:p text:style-name="P2"/>
      <text:p text:style-name="P1">#------------------------------------------</text:p>
      <text:p text:style-name="P1">#------------------------------------------</text:p>
      <text:p text:style-name="P1"/>
      <text:p text:style-name="P1"/>
      <text:p text:style-name="P1">#15&gt;. Move all zeros to end::</text:p>
      <text:p text:style-name="P1">nums = [0, 1, 0, 3, 12]</text:p>
      <text:p text:style-name="P1">pos=0</text:p>
      <text:p text:style-name="P1">for i in range(len(nums)):</text:p>
      <text:p text:style-name="P1"><text:s text:c="4"/>if nums[i]!=0:</text:p>
      <text:p text:style-name="P1"><text:s text:c="8"/>nums[pos]=nums[i]</text:p>
      <text:p text:style-name="P1"><text:s text:c="8"/>pos+=1</text:p>
      <text:p text:style-name="P1"/>
      <text:p text:style-name="P1">for i in range(pos,len(nums)):</text:p>
      <text:p text:style-name="P1"><text:s text:c="4"/>nums[i]=0</text:p>
      <text:p text:style-name="P1">print(nums) <text:s text:c="3"/></text:p>
      <text:p text:style-name="P1"/>
      <text:p text:style-name="P1"/>
      <text:p text:style-name="P1">#------------------------------------------</text:p>
      <text:p text:style-name="P1">#------------------------------------------</text:p>
      <text:p text:style-name="P1"/>
      <text:p text:style-name="P1">#1<text:span text:style-name="T13">5</text:span>&gt;. insertion sort:: </text:p>
      <text:p text:style-name="P1"/>
      <text:p text:style-name="P1">def insertion_sort(s):</text:p>
      <text:p text:style-name="P1"><text:s text:c="4"/>for i in range(1, len(s)):</text:p>
      <text:p text:style-name="P1"><text:s text:c="8"/>key=s[i]</text:p>
      <text:p text:style-name="P1"><text:s text:c="8"/>j=i-1</text:p>
      <text:p text:style-name="P1"><text:s text:c="8"/>while j&gt;=0 and s[j]&gt;key:</text:p>
      <text:p text:style-name="P1"><text:s text:c="12"/>s[j+1]=s[j]</text:p>
      <text:p text:style-name="P1"><text:s text:c="12"/>j-=1</text:p>
      <text:p text:style-name="P1"><text:s text:c="8"/>s[j+1]=key <text:s text:c="3"/></text:p>
      <text:p text:style-name="P1"><text:s text:c="8"/></text:p>
      <text:p text:style-name="P1"><text:s text:c="4"/>return s <text:s text:c="3"/></text:p>
      <text:p text:style-name="P1"/>
      <text:p text:style-name="P1">lst=[5,2,1,6,4,3]</text:p>
      <text:p text:style-name="P1">print(insertion_sort(lst))</text:p>
      <text:p text:style-name="P1"><text:soft-page-break/></text:p>
      <text:p text:style-name="P1">#------------------------------------------------</text:p>
      <text:p text:style-name="P1">#------------------------------------------------</text:p>
      <text:p text:style-name="P1"/>
      <text:p text:style-name="P1">#<text:span text:style-name="T14">16</text:span>&gt;. merge sort::</text:p>
      <text:p text:style-name="P1"/>
      <text:p text:style-name="P1">def merge_sort(arr):</text:p>
      <text:p text:style-name="P1"><text:s text:c="4"/>if len(arr) &lt;= 1:</text:p>
      <text:p text:style-name="P1"><text:s text:c="8"/>return arr</text:p>
      <text:p text:style-name="P1"><text:s text:c="4"/>mid=len(arr) // 2</text:p>
      <text:p text:style-name="P1"/>
      <text:p text:style-name="P1"><text:s text:c="4"/>left=merge_sort(arr[:mid])</text:p>
      <text:p text:style-name="P1"><text:s text:c="4"/>right=merge_sort(arr[mid:])</text:p>
      <text:p text:style-name="P1"><text:s text:c="4"/>return merge(left,right)</text:p>
      <text:p text:style-name="P1"/>
      <text:p text:style-name="P1">def merge(left,right):</text:p>
      <text:p text:style-name="P1"><text:s text:c="4"/>result=[]</text:p>
      <text:p text:style-name="P1"><text:s text:c="4"/>i=j=0</text:p>
      <text:p text:style-name="P1"><text:s text:c="4"/>while i &lt; len(left) and j &lt; len(right):</text:p>
      <text:p text:style-name="P1"><text:s text:c="8"/>if left[i] &lt; right[j]:</text:p>
      <text:p text:style-name="P1"><text:s text:c="12"/>result.append(left[i])</text:p>
      <text:p text:style-name="P1"><text:s text:c="12"/>i+=1</text:p>
      <text:p text:style-name="P1"><text:s text:c="8"/>else:</text:p>
      <text:p text:style-name="P1"><text:s text:c="12"/>result.append(right[j])</text:p>
      <text:p text:style-name="P1"><text:s text:c="12"/>j+=1</text:p>
      <text:p text:style-name="P1"><text:s text:c="4"/>result.extend(left[i:])</text:p>
      <text:p text:style-name="P1"><text:s text:c="4"/>result.extend(right[j:])</text:p>
      <text:p text:style-name="P1"><text:s text:c="4"/></text:p>
      <text:p text:style-name="P1"><text:s text:c="4"/>return result</text:p>
      <text:p text:style-name="P1"><text:s text:c="4"/></text:p>
      <text:p text:style-name="P1"><text:s text:c="4"/></text:p>
      <text:p text:style-name="P1">lst=[5,2,1,6]</text:p>
      <text:p text:style-name="P1">print(merge_sort(lst))</text:p>
      <text:p text:style-name="P1"/>
      <text:p text:style-name="P1"/>
      <text:p text:style-name="P14">Method -2:::</text:p>
      <text:p text:style-name="P13"/>
      <text:p text:style-name="P13"/>
      <text:p text:style-name="P13">def merge_sort(arr):</text:p>
      <text:p text:style-name="P13"><text:s text:c="4"/>if len(arr) &gt; 1:</text:p>
      <text:p text:style-name="P13"><text:s text:c="8"/>mid = len(arr) // 2</text:p>
      <text:p text:style-name="P13"/>
      <text:p text:style-name="P13"><text:s text:c="8"/>left = arr[:mid]</text:p>
      <text:p text:style-name="P13"><text:s text:c="8"/>right = arr[mid:]</text:p>
      <text:p text:style-name="P13"/>
      <text:p text:style-name="P13"><text:s text:c="8"/>merge_sort(left)</text:p>
      <text:p text:style-name="P13"><text:s text:c="8"/>merge_sort(right)</text:p>
      <text:p text:style-name="P13"/>
      <text:p text:style-name="P13"><text:s text:c="8"/>i = j = k = 0</text:p>
      <text:p text:style-name="P13"/>
      <text:p text:style-name="P13"><text:s text:c="8"/>while i &lt; len(left) and j &lt; len(right):</text:p>
      <text:p text:style-name="P13"><text:s text:c="12"/>if left[i] &lt; right[j]:</text:p>
      <text:p text:style-name="P13"><text:soft-page-break/><text:s text:c="16"/>arr[k] = left[i]</text:p>
      <text:p text:style-name="P13"><text:s text:c="16"/>i += 1</text:p>
      <text:p text:style-name="P13"><text:s text:c="12"/>else:</text:p>
      <text:p text:style-name="P13"><text:s text:c="16"/>arr[k] = right[j]</text:p>
      <text:p text:style-name="P13"><text:s text:c="16"/>j += 1</text:p>
      <text:p text:style-name="P13"><text:s text:c="12"/>k += 1</text:p>
      <text:p text:style-name="P13"/>
      <text:p text:style-name="P13"><text:s text:c="8"/>while i &lt; len(left):</text:p>
      <text:p text:style-name="P13"><text:s text:c="12"/>arr[k] = left[i]</text:p>
      <text:p text:style-name="P13"><text:s text:c="12"/>i += 1</text:p>
      <text:p text:style-name="P13"><text:s text:c="12"/>k += 1</text:p>
      <text:p text:style-name="P13"/>
      <text:p text:style-name="P13"><text:s text:c="8"/>while j &lt; len(right):</text:p>
      <text:p text:style-name="P13"><text:s text:c="12"/>arr[k] = right[j]</text:p>
      <text:p text:style-name="P13"><text:s text:c="12"/>j += 1</text:p>
      <text:p text:style-name="P13"><text:s text:c="12"/>k += 1</text:p>
      <text:p text:style-name="P13"/>
      <text:p text:style-name="P13"/>
      <text:p text:style-name="P13">lst = [5, 2, 1, 6]</text:p>
      <text:p text:style-name="P13">merge_sort(lst)</text:p>
      <text:p text:style-name="P13">print(lst)</text:p>
      <text:p text:style-name="P1"/>
      <text:p text:style-name="P12">#------------------------------------------------</text:p>
      <text:p text:style-name="P12">#------------------------------------------------</text:p>
      <text:p text:style-name="P12"/>
      <text:p text:style-name="P1">#<text:span text:style-name="T15">17</text:span>&gt;. quick sort:: <text:s/><text:span text:style-name="T18">L</text:span><text:span text:style-name="T19">omuto</text:span><text:span text:style-name="T18"> partition scheme</text:span></text:p>
      <text:p text:style-name="P1"/>
      <text:p text:style-name="P1">def quick_sort(arr,low,high):</text:p>
      <text:p text:style-name="P1"><text:s text:c="4"/>if low &lt; high:</text:p>
      <text:p text:style-name="P1"><text:s text:c="8"/>partitionindex=partition(arr,low,high)</text:p>
      <text:p text:style-name="P1"><text:s text:c="8"/>quick_sort(arr,low,partitionindex-1)</text:p>
      <text:p text:style-name="P1"><text:s text:c="8"/>quick_sort(arr,partitionindex+1,high)</text:p>
      <text:p text:style-name="P1"/>
      <text:p text:style-name="P1"/>
      <text:p text:style-name="P1">def partition(arr,low,high):</text:p>
      <text:p text:style-name="P1"><text:s text:c="4"/>pivot=arr[high]</text:p>
      <text:p text:style-name="P1"><text:s text:c="4"/>i=low-1</text:p>
      <text:p text:style-name="P1"><text:s text:c="4"/></text:p>
      <text:p text:style-name="P1"><text:s text:c="4"/>for j in range(low,high):</text:p>
      <text:p text:style-name="P1"><text:s text:c="8"/>if arr[j] &lt; pivot:</text:p>
      <text:p text:style-name="P1"><text:s text:c="12"/>i+=1</text:p>
      <text:p text:style-name="P15"><text:s text:c="12"/>arr[i],arr[j]=arr[j],arr[i] <text:s text:c="2"/><text:span text:style-name="T15">#this is the tuple unpacking in the python means without any third <text:s text:c="4"/></text:span></text:p>
      <text:p text:style-name="P15"><text:span text:style-name="T15"><text:s text:c="55"/>variable we can swap the two numbers</text:span></text:p>
      <text:p text:style-name="P1"><text:s text:c="4"/></text:p>
      <text:p text:style-name="P1"><text:s text:c="4"/>arr[i+1],arr[high] = arr[high],arr[i+1]</text:p>
      <text:p text:style-name="P1"><text:s text:c="4"/>return i + 1</text:p>
      <text:p text:style-name="P1"><text:s text:c="4"/></text:p>
      <text:p text:style-name="P1"/>
      <text:p text:style-name="P1"/>
      <text:p text:style-name="P1">lst=[5,2,1,6]</text:p>
      <text:p text:style-name="P1">quick_sort(lst,0,len(lst)-1)</text:p>
      <text:p text:style-name="P1">print(lst)</text:p>
      <text:p text:style-name="P16"><text:soft-page-break/><text:span text:style-name="T20"/></text:p>
      <text:p text:style-name="P16"><text:span text:style-name="T20">METHOD-2: Hoare partition scheme</text:span><text:line-break/><text:line-break/>def quick_sort(arr, low, high):</text:p>
      <text:p text:style-name="P16"><text:s text:c="4"/>if low &lt; high:</text:p>
      <text:p text:style-name="P16"><text:s text:c="8"/>pivot_index = partition(arr, low, high)</text:p>
      <text:p text:style-name="P16"><text:s text:c="8"/>quick_sort(arr, low, pivot_index - 1)</text:p>
      <text:p text:style-name="P16"><text:s text:c="8"/>quick_sort(arr, pivot_index + 1, high)</text:p>
      <text:p text:style-name="P16"/>
      <text:p text:style-name="P16"/>
      <text:p text:style-name="P16">def partition(arr, low, high):</text:p>
      <text:p text:style-name="P16"><text:s text:c="4"/>pivot = arr[low]</text:p>
      <text:p text:style-name="P16"><text:s text:c="4"/>i = low + 1</text:p>
      <text:p text:style-name="P16"><text:s text:c="4"/>j = high</text:p>
      <text:p text:style-name="P16"/>
      <text:p text:style-name="P16"><text:s text:c="4"/>while True:</text:p>
      <text:p text:style-name="P16"><text:s text:c="8"/>while i &lt;= high and arr[i] &lt;= pivot:</text:p>
      <text:p text:style-name="P16"><text:s text:c="12"/>i += 1</text:p>
      <text:p text:style-name="P16"><text:s text:c="12"/></text:p>
      <text:p text:style-name="P16"><text:s text:c="8"/>while arr[j] &gt; pivot:</text:p>
      <text:p text:style-name="P16"><text:s text:c="12"/>j -= 1</text:p>
      <text:p text:style-name="P16"/>
      <text:p text:style-name="P16"><text:s text:c="8"/>if i &lt; j:</text:p>
      <text:p text:style-name="P16"><text:s text:c="12"/>arr[i], arr[j] = arr[j], arr[i]</text:p>
      <text:p text:style-name="P16"><text:s text:c="8"/>else:</text:p>
      <text:p text:style-name="P16"><text:s text:c="12"/>break</text:p>
      <text:p text:style-name="P16"/>
      <text:p text:style-name="P16"><text:s text:c="4"/>arr[low], arr[j] = arr[j], arr[low]</text:p>
      <text:p text:style-name="P16"><text:s text:c="4"/>return j</text:p>
      <text:p text:style-name="P16"/>
      <text:p text:style-name="P16">lst = [2, 4, 3, 1, 43, 8, 7]</text:p>
      <text:p text:style-name="P16">quick_sort(lst, 0, len(lst) - 1)</text:p>
      <text:p text:style-name="P16">print(lst)</text:p>
      <text:p text:style-name="P16"/>
      <text:p text:style-name="P1">#------------------------------------------------</text:p>
      <text:p text:style-name="P1">#------------------------------------------------</text:p>
      <text:p text:style-name="P1"/>
      <text:p text:style-name="P1">#<text:span text:style-name="T21">18</text:span>&gt;. bubblesort::</text:p>
      <text:p text:style-name="P1"/>
      <text:p text:style-name="P1">def bubble_sort(arr):</text:p>
      <text:p text:style-name="P1"><text:s text:c="4"/>n=len(arr)</text:p>
      <text:p text:style-name="P1"><text:s text:c="4"/></text:p>
      <text:p text:style-name="P1"><text:s text:c="4"/>for i in range(n-1):</text:p>
      <text:p text:style-name="P1"><text:s text:c="8"/>swapped=False</text:p>
      <text:p text:style-name="P1"><text:s text:c="8"/></text:p>
      <text:p text:style-name="P1"><text:s text:c="8"/>for j in range(n-1-i):</text:p>
      <text:p text:style-name="P1"><text:s text:c="12"/>if arr[j] &gt; arr[j+1]:</text:p>
      <text:p text:style-name="P1"><text:s text:c="16"/>arr[j],arr[j+1]=arr[j+1],arr[j]</text:p>
      <text:p text:style-name="P1"><text:s text:c="16"/>swapped=True</text:p>
      <text:p text:style-name="P1"><text:s text:c="8"/>if not swapped:</text:p>
      <text:p text:style-name="P1"><text:s text:c="12"/>break</text:p>
      <text:p text:style-name="P1"/>
      <text:p text:style-name="P1"><text:soft-page-break/>lst=[5,2,1,6]</text:p>
      <text:p text:style-name="P1">bubble_sort(lst)</text:p>
      <text:p text:style-name="P1">print(lst)</text:p>
      <text:p text:style-name="P1"/>
      <text:p text:style-name="P1"/>
      <text:p text:style-name="P1">#------------------------------------------------</text:p>
      <text:p text:style-name="P1">#------------------------------------------------</text:p>
      <text:p text:style-name="P1"/>
      <text:p text:style-name="P1"/>
      <text:p text:style-name="P1">#<text:span text:style-name="T22">19</text:span>&gt;. selection sort:::</text:p>
      <text:p text:style-name="P1"/>
      <text:p text:style-name="P1">def selection_sort(arr):</text:p>
      <text:p text:style-name="P1"><text:s text:c="4"/>n=len(arr)</text:p>
      <text:p text:style-name="P1"><text:s text:c="4"/></text:p>
      <text:p text:style-name="P1"><text:s text:c="4"/>for i in range(n-1):</text:p>
      <text:p text:style-name="P1"><text:s text:c="8"/>min_index=i</text:p>
      <text:p text:style-name="P1"><text:s text:c="8"/></text:p>
      <text:p text:style-name="P1"><text:s text:c="8"/>for j in range(i+1,n):</text:p>
      <text:p text:style-name="P1"><text:s text:c="12"/>if arr[j] &lt; arr[min_index]:</text:p>
      <text:p text:style-name="P1"><text:s text:c="16"/>min_index=j</text:p>
      <text:p text:style-name="P1"><text:s text:c="8"/>arr[i],arr[min_index]=arr[min_index],arr[i]</text:p>
      <text:p text:style-name="P1"><text:s text:c="8"/></text:p>
      <text:p text:style-name="P1"/>
      <text:p text:style-name="P1">lst=[5,2,1,6]</text:p>
      <text:p text:style-name="P1">selection_sort(lst)</text:p>
      <text:p text:style-name="P1">print(lst)</text:p>
      <text:p text:style-name="P1"/>
      <text:p text:style-name="P1">#------------------------------------------------</text:p>
      <text:p text:style-name="P1">#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#### DICTIONARY ####</text:p>
      <text:p text:style-name="P1"/>
      <text:p text:style-name="P1">#1&gt;.frequency count::</text:p>
      <text:p text:style-name="P1"/>
      <text:p text:style-name="P1">nums=[1,2,1,3,2,1]</text:p>
      <text:p text:style-name="P1">freq={}</text:p>
      <text:p text:style-name="P1">for n in nums:</text:p>
      <text:p text:style-name="P1"><text:s text:c="4"/>freq[n]=freq.get(n,0)+1</text:p>
      <text:p text:style-name="P1">print(freq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/>
      <text:p text:style-name="P1">#2&gt;.code to count frequency of::</text:p>
      <text:p text:style-name="P1"/>
      <text:p text:style-name="P1">str_list=['apple','banana','apple','orange','banana','apple']</text:p>
      <text:p text:style-name="P1">freq={}</text:p>
      <text:p text:style-name="P1"/>
      <text:p text:style-name="P1">for string in str_list:</text:p>
      <text:p text:style-name="P1"><text:s text:c="4"/>if string in freq:</text:p>
      <text:p text:style-name="P1"><text:s text:c="8"/>freq[string]+=1</text:p>
      <text:p text:style-name="P1"><text:s text:c="4"/>else:</text:p>
      <text:p text:style-name="P1"><text:s text:c="8"/>freq[string]=1</text:p>
      <text:p text:style-name="P1"/>
      <text:p text:style-name="P1">print(freq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3&gt;. find the key with maximum value in a dictionary::</text:p>
      <text:p text:style-name="P1"/>
      <text:p text:style-name="P1">marks = {'math': 80, 'science': 70, 'english': 90}</text:p>
      <text:p text:style-name="P1"/>
      <text:p text:style-name="P1">max_value=None</text:p>
      <text:p text:style-name="P1">max_key=None</text:p>
      <text:p text:style-name="P1">for key,value in marks.items():</text:p>
      <text:p text:style-name="P1"><text:s text:c="4"/>if max_value is None or value &gt; max_value:</text:p>
      <text:p text:style-name="P1"><text:s text:c="8"/>max_value=value</text:p>
      <text:p text:style-name="P1"><text:s text:c="8"/>max_key=key</text:p>
      <text:p text:style-name="P1">print(f'key::{max_key} with maximum value::{max_value}')</text:p>
      <text:p text:style-name="P1"/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<text:soft-page-break/>#4&gt;. Find the key with minimum value::</text:p>
      <text:p text:style-name="P1"/>
      <text:p text:style-name="P1">marks = {'math': 80, 'science': 70, 'english': 90}</text:p>
      <text:p text:style-name="P1"/>
      <text:p text:style-name="P1">min_value=None</text:p>
      <text:p text:style-name="P1">min_key=None</text:p>
      <text:p text:style-name="P1">for key,value in marks.items():</text:p>
      <text:p text:style-name="P1"><text:s text:c="4"/>if min_value is None or value &lt; min_value:</text:p>
      <text:p text:style-name="P1"><text:s text:c="8"/>min_value=value</text:p>
      <text:p text:style-name="P1"><text:s text:c="8"/>min_key=key</text:p>
      <text:p text:style-name="P1">print(f'key::{min_key} with minimum value::{min_value}'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5&gt;. reverse a dictionary(swap key and value)::</text:p>
      <text:p text:style-name="P1"/>
      <text:p text:style-name="P1">series={'a':1,'b':2,'c':3}</text:p>
      <text:p text:style-name="P1"/>
      <text:p text:style-name="P1">reverse_dict={}</text:p>
      <text:p text:style-name="P1">for key,value in series.items():</text:p>
      <text:p text:style-name="P1"><text:s text:c="4"/>reverse_dict[value]=key</text:p>
      <text:p text:style-name="P1">print(reverse_dict) <text:s text:c="3"/></text:p>
      <text:p text:style-name="P1"><text:s text:c="4"/></text:p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>#6&gt;. reverse a dictionary when values are not unique::</text:p>
      <text:p text:style-name="P1"/>
      <text:p text:style-name="P1">data={</text:p>
      <text:p text:style-name="P1"><text:s text:c="4"/>'a':1,</text:p>
      <text:p text:style-name="P1"><text:s text:c="4"/>'b':2,</text:p>
      <text:p text:style-name="P1"><text:s text:c="4"/>'c':1,</text:p>
      <text:p text:style-name="P1"><text:s text:c="4"/>'d':2</text:p>
      <text:p text:style-name="P1">}</text:p>
      <text:p text:style-name="P1"/>
      <text:p text:style-name="P1">rev_data={}</text:p>
      <text:p text:style-name="P1"/>
      <text:p text:style-name="P1">for key,value in data.items():</text:p>
      <text:p text:style-name="P1"><text:s text:c="4"/>if value in rev_data:</text:p>
      <text:p text:style-name="P1"><text:s text:c="8"/>rev_data[value].append(key)</text:p>
      <text:p text:style-name="P1"><text:s text:c="4"/>else:</text:p>
      <text:p text:style-name="P1"><text:s text:c="8"/>rev_data[value]=[key]</text:p>
      <text:p text:style-name="P1">print(rev_data) <text:s text:c="7"/>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><text:soft-page-break/>#<text:span text:style-name="T2">7</text:span>&gt;. Count employees per department::</text:p>
      <text:p text:style-name="P1"/>
      <text:p text:style-name="P1">employees=[</text:p>
      <text:p text:style-name="P1"><text:s text:c="4"/>{'name':'amit','dept':'HR'},</text:p>
      <text:p text:style-name="P1"><text:s text:c="4"/>{'name':'ravi','dept':'IT'},</text:p>
      <text:p text:style-name="P1"><text:s text:c="4"/>{'name':' ','dept':'HR'},</text:p>
      <text:p text:style-name="P1"><text:s text:c="4"/>{'name':'sam','dept':'IT'},</text:p>
      <text:p text:style-name="P1"><text:s text:c="4"/>{'name':'kitty','dept':'IT'}</text:p>
      <text:p text:style-name="P1">]</text:p>
      <text:p text:style-name="P1"/>
      <text:p text:style-name="P1">count={}</text:p>
      <text:p text:style-name="P1">for item in employees:</text:p>
      <text:p text:style-name="P1"><text:s text:c="4"/>dept=item.get('dept')</text:p>
      <text:p text:style-name="P1"><text:s text:c="4"/>name=item.get('name','').strip()</text:p>
      <text:p text:style-name="P1"><text:s text:c="4"/>if dept and name:</text:p>
      <text:p text:style-name="P1"><text:s text:c="8"/>count[dept]=count.get(dept,0)+1</text:p>
      <text:p text:style-name="P1"><text:s text:c="8"/></text:p>
      <text:p text:style-name="P1">print(count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>#<text:span text:style-name="T2">8</text:span>&gt;. Total salary per department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]</text:p>
      <text:p text:style-name="P1"/>
      <text:p text:style-name="P1">Total_salary={}</text:p>
      <text:p text:style-name="P1">for emp in employees:</text:p>
      <text:p text:style-name="P1"><text:s text:c="4"/>if emp['dept'] in Total_salary:</text:p>
      <text:p text:style-name="P1"><text:s text:c="8"/>Total_salary[emp['dept']]+=emp['salary']</text:p>
      <text:p text:style-name="P1"><text:s text:c="4"/>else:</text:p>
      <text:p text:style-name="P1"><text:s text:c="8"/>Total_salary[emp['dept']]=emp['salary']</text:p>
      <text:p text:style-name="P1"/>
      <text:p text:style-name="P1">print(Total_salary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2">9</text:span>&gt;. Find highest paid employee::</text:p>
      <text:p text:style-name="P1"/>
      <text:p text:style-name="P1">employees = [</text:p>
      <text:p text:style-name="P1"><text:s text:c="4"/>{'name':'amit','salary':50000},</text:p>
      <text:p text:style-name="P1"><text:s text:c="4"/>{'name':'ravi','salary':60000},</text:p>
      <text:p text:style-name="P1"><text:s text:c="4"/>{'name':'neha','salary':55000}</text:p>
      <text:p text:style-name="P1"><text:soft-page-break/>]</text:p>
      <text:p text:style-name="P1"/>
      <text:p text:style-name="P1">max_salary=0</text:p>
      <text:p text:style-name="P1">name_emp=None</text:p>
      <text:p text:style-name="P1">for emp in employees:</text:p>
      <text:p text:style-name="P1"><text:s text:c="4"/>if emp['salary'] &gt; max_salary:</text:p>
      <text:p text:style-name="P1"><text:s text:c="8"/>max_salary=emp['salary']</text:p>
      <text:p text:style-name="P1"><text:s text:c="8"/>name_emp=emp['name']</text:p>
      <text:p text:style-name="P1">print(max_salary)</text:p>
      <text:p text:style-name="P1">print(name_emp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2">10</text:span>&gt;. Convert list into dictionary (name → salary)::</text:p>
      <text:p text:style-name="P1"/>
      <text:p text:style-name="P1">employees = [</text:p>
      <text:p text:style-name="P1"><text:s text:c="4"/>{'name':'amit','salary':50000},</text:p>
      <text:p text:style-name="P1"><text:s text:c="4"/>{'name':'ravi','salary':60000},</text:p>
      <text:p text:style-name="P1"><text:s text:c="4"/>{'name':'neha','salary':55000}</text:p>
      <text:p text:style-name="P1">]</text:p>
      <text:p text:style-name="P1"/>
      <text:p text:style-name="P1">emp_dict={}</text:p>
      <text:p text:style-name="P1"/>
      <text:p text:style-name="P1">for emp in employees:</text:p>
      <text:p text:style-name="P1"><text:s text:c="4"/>emp_dict[emp['name']]=emp['salary']</text:p>
      <text:p text:style-name="P1"><text:s text:c="4"/></text:p>
      <text:p text:style-name="P1">print(emp_dict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1<text:span text:style-name="T2">1</text:span>&gt;. Filter employees by department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]</text:p>
      <text:p text:style-name="P1"/>
      <text:p text:style-name="P1">for emp in employees:</text:p>
      <text:p text:style-name="P1"><text:s text:c="4"/>if emp['dept']=='HR':</text:p>
      <text:p text:style-name="P1"><text:s text:c="8"/>print(f"{emp['name'].title()} from HR department")</text:p>
      <text:p text:style-name="P1"/>
      <text:p text:style-name="P1"/>
      <text:p text:style-name="P3">#-------------------------------------------</text:p>
      <text:p text:style-name="P3">#-------------------------------------------</text:p>
      <text:p text:style-name="P3"><text:soft-page-break/></text:p>
      <text:p text:style-name="P1">#1<text:span text:style-name="T4">2</text:span>&gt;. Department-wise employess::</text:p>
      <text:p text:style-name="P1"/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emp_dept={}</text:p>
      <text:p text:style-name="P1"/>
      <text:p text:style-name="P1">for emp in employees:</text:p>
      <text:p text:style-name="P1"><text:s text:c="4"/>if emp['dept'] in emp_dept:</text:p>
      <text:p text:style-name="P1"><text:s text:c="8"/>emp_dept[emp['dept']].append(emp['name'])</text:p>
      <text:p text:style-name="P1"><text:s text:c="4"/>else:</text:p>
      <text:p text:style-name="P1"><text:s text:c="8"/>emp_dept[emp['dept']]=[emp['name']]</text:p>
      <text:p text:style-name="P1">print(emp_dept) 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1<text:span text:style-name="T4">3</text:span>&gt;. Department-wise average salary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dep_sal={}</text:p>
      <text:p text:style-name="P1">dep_emp={}</text:p>
      <text:p text:style-name="P1"/>
      <text:p text:style-name="P1">for emp in employees:</text:p>
      <text:p text:style-name="P1"><text:s text:c="4"/>dep_sal[emp['dept']]=dep_sal.get(emp['dept'],0)+emp['salary']</text:p>
      <text:p text:style-name="P1"><text:s text:c="4"/>dep_emp[emp['dept']]=dep_emp.get(emp['dept'],0)+1</text:p>
      <text:p text:style-name="P1"/>
      <text:p text:style-name="P1">print(dep_sal)</text:p>
      <text:p text:style-name="P1">print(dep_emp)</text:p>
      <text:p text:style-name="P1"/>
      <text:p text:style-name="P1">dep_avg_sal={}</text:p>
      <text:p text:style-name="P1">for key in dep_emp:</text:p>
      <text:p text:style-name="P1"><text:s text:c="4"/>dep_avg_sal[key]=round(dep_sal[key]/dep_emp[key],2)</text:p>
      <text:p text:style-name="P1">print(dep_avg_sal) <text:s text:c="3"/></text:p>
      <text:p text:style-name="P1"><text:s text:c="4"/></text:p>
      <text:p text:style-name="P1"/>
      <text:p text:style-name="P1"><text:soft-page-break/></text:p>
      <text:p text:style-name="P1">#-------------------------------------------</text:p>
      <text:p text:style-name="P1">#-------------------------------------------</text:p>
      <text:p text:style-name="P1"><text:s text:c="4"/></text:p>
      <text:p text:style-name="P1"/>
      <text:p text:style-name="P1">#1<text:span text:style-name="T4">4</text:span>&gt;. Highest paid employee per department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high_paid_emp={}</text:p>
      <text:p text:style-name="P1">for emp in employees:</text:p>
      <text:p text:style-name="P1"><text:s text:c="4"/>if emp['dept'] in high_paid_emp:</text:p>
      <text:p text:style-name="P1"><text:s text:c="8"/>if emp['salary'] &gt; high_paid_emp[emp['dept']]['salary']:</text:p>
      <text:p text:style-name="P1"><text:s text:c="12"/></text:p>
      <text:p text:style-name="P1"><text:s text:c="12"/>high_paid_emp[emp['dept']]={'name':emp['name'],'salary':emp['salary']}</text:p>
      <text:p text:style-name="P1"><text:s text:c="4"/></text:p>
      <text:p text:style-name="P1"><text:s text:c="4"/>else:</text:p>
      <text:p text:style-name="P1"><text:s text:c="8"/>high_paid_emp[emp['dept']]={'name':emp['name'],'salary':emp['salary']}</text:p>
      <text:p text:style-name="P1"/>
      <text:p text:style-name="P1">print(high_paid_emp) <text:s text:c="7"/></text:p>
      <text:p text:style-name="P1"/>
      <text:p text:style-name="P1">result={}</text:p>
      <text:p text:style-name="P1">for dep in high_paid_emp:</text:p>
      <text:p text:style-name="P1"><text:s text:c="4"/>result[dep]=high_paid_emp[dep]['name']</text:p>
      <text:p text:style-name="P1"/>
      <text:p text:style-name="P1">print(result) <text:s/>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1<text:span text:style-name="T4">5</text:span>&gt;. Department-wise count + employee names together::</text:p>
      <text:p text:style-name="P1"/>
      <text:p text:style-name="P1">employees = [</text:p>
      <text:p text:style-name="P1"><text:s text:c="4"/>{'name':'amit','dept':'HR','salary':50000},</text:p>
      <text:p text:style-name="P1"><text:s text:c="4"/>{'name':'ravi','dept':'IT','salary':60000},</text:p>
      <text:p text:style-name="P1"><text:s text:c="4"/>{'name':'neha','dept':'HR','salary':55000},</text:p>
      <text:p text:style-name="P1"><text:s text:c="4"/>{'name':'sam','dept':'IT','salary':50000},</text:p>
      <text:p text:style-name="P1"><text:s text:c="4"/>{'name':'kitty','dept':'IT','salary':65000}</text:p>
      <text:p text:style-name="P1">]</text:p>
      <text:p text:style-name="P1"/>
      <text:p text:style-name="P1">dept_info={}</text:p>
      <text:p text:style-name="P1"/>
      <text:p text:style-name="P1">for emp in employees:</text:p>
      <text:p text:style-name="P1"><text:s text:c="4"/>dep=emp['dept']</text:p>
      <text:p text:style-name="P1"><text:soft-page-break/><text:s text:c="4"/>nam=emp['name']</text:p>
      <text:p text:style-name="P1"><text:s text:c="4"/></text:p>
      <text:p text:style-name="P1"><text:s text:c="4"/>if dep in dept_info:</text:p>
      <text:p text:style-name="P1"><text:s text:c="8"/>dept_info[dep]['count']+=1</text:p>
      <text:p text:style-name="P1"><text:s text:c="8"/>dept_info[dep]['employee'].append(nam)</text:p>
      <text:p text:style-name="P1"><text:s text:c="4"/>else:</text:p>
      <text:p text:style-name="P1"><text:s text:c="8"/>dept_info[dep]={'count':1,'employee':[nam]}</text:p>
      <text:p text:style-name="P1"/>
      <text:p text:style-name="P1">print(dept_info)</text:p>
      <text:p text:style-name="P1"/>
      <text:p text:style-name="P1"><text:s text:c="3"/></text:p>
      <text:p text:style-name="P8">#-------------------------------------------</text:p>
      <text:p text:style-name="P8">#-------------------------------------------</text:p>
      <text:p text:style-name="P8"/>
      <text:p text:style-name="P8"/>
      <text:p text:style-name="P8">#1<text:span text:style-name="T5">6</text:span>&gt;. Department-wise average salary + employee names::</text:p>
      <text:p text:style-name="P8"/>
      <text:p text:style-name="P8">employees = [</text:p>
      <text:p text:style-name="P8"><text:s text:c="4"/>{'name':'amit','dept':'HR','salary':50000},</text:p>
      <text:p text:style-name="P8"><text:s text:c="4"/>{'name':'ravi','dept':'IT','salary':60000},</text:p>
      <text:p text:style-name="P8"><text:s text:c="4"/>{'name':'neha','dept':'HR','salary':55000},</text:p>
      <text:p text:style-name="P8"><text:s text:c="4"/>{'name':'sam','dept':'IT','salary':50000},</text:p>
      <text:p text:style-name="P8"><text:s text:c="4"/>{'name':'kitty','dept':'IT','salary':65000}</text:p>
      <text:p text:style-name="P8">]</text:p>
      <text:p text:style-name="P8"/>
      <text:p text:style-name="P8">total_employee={}</text:p>
      <text:p text:style-name="P8"/>
      <text:p text:style-name="P8">for emp in employees:</text:p>
      <text:p text:style-name="P8"><text:s text:c="4"/>dep=emp['dept']</text:p>
      <text:p text:style-name="P8"><text:s text:c="4"/>sal=emp['salary']</text:p>
      <text:p text:style-name="P8"><text:s text:c="4"/>nam=emp['name']</text:p>
      <text:p text:style-name="P8"><text:s text:c="4"/></text:p>
      <text:p text:style-name="P8"><text:s text:c="4"/>if dep in total_employee:</text:p>
      <text:p text:style-name="P8"><text:s text:c="8"/>total_employee[dep]['total_emp']+=1</text:p>
      <text:p text:style-name="P8"><text:s text:c="8"/>total_employee[dep]['t_sal']+=sal</text:p>
      <text:p text:style-name="P8"><text:s text:c="8"/>total_employee[dep]['emp_name'].append(nam) <text:s text:c="3"/></text:p>
      <text:p text:style-name="P8"><text:s text:c="4"/>else:</text:p>
      <text:p text:style-name="P8"><text:s text:c="8"/>total_employee[dep]={'total_emp':1,'t_sal':sal,'emp_name':[nam]}</text:p>
      <text:p text:style-name="P8"># print(total_employee)</text:p>
      <text:p text:style-name="P8"/>
      <text:p text:style-name="P8">dept_avg_sal={}</text:p>
      <text:p text:style-name="P8"/>
      <text:p text:style-name="P8">for key,item in total_employee.items():</text:p>
      <text:p text:style-name="P8"><text:s text:c="4"/>avg_salary=item['t_sal']/item['total_emp']</text:p>
      <text:p text:style-name="P8"><text:s text:c="4"/>dept_avg_sal[key]={</text:p>
      <text:p text:style-name="P8"><text:s text:c="8"/>'name':item['emp_name'], </text:p>
      <text:p text:style-name="P8"><text:s text:c="8"/>'avg_salary':round(avg_salary,2)</text:p>
      <text:p text:style-name="P8"><text:s text:c="4"/>}</text:p>
      <text:p text:style-name="P8">print(dept_avg_sal) </text:p>
      <text:p text:style-name="P8"/>
      <text:p text:style-name="P9">#-------------------------------------------</text:p>
      <text:p text:style-name="P9">#-------------------------------------------</text:p>
      <text:p text:style-name="P9"><text:soft-page-break/>#1<text:span text:style-name="T6">7</text:span>&gt;. Find department with maximum average salary::</text:p>
      <text:p text:style-name="P9"/>
      <text:p text:style-name="P9">employees = [</text:p>
      <text:p text:style-name="P9"><text:s text:c="4"/>{'name':'amit','dept':'HR','salary':50000},</text:p>
      <text:p text:style-name="P9"><text:s text:c="4"/>{'name':'ravi','dept':'IT','salary':60000},</text:p>
      <text:p text:style-name="P9"><text:s text:c="4"/>{'name':'neha','dept':'HR','salary':55000},</text:p>
      <text:p text:style-name="P9"><text:s text:c="4"/>{'name':'sam','dept':'IT','salary':50000},</text:p>
      <text:p text:style-name="P9"><text:s text:c="4"/>{'name':'kitty','dept':'IT','salary':65000}</text:p>
      <text:p text:style-name="P9">]</text:p>
      <text:p text:style-name="P9"/>
      <text:p text:style-name="P9">total_employee={}</text:p>
      <text:p text:style-name="P9"/>
      <text:p text:style-name="P9">for emp in employees:</text:p>
      <text:p text:style-name="P9"><text:s text:c="4"/>dep=emp['dept']</text:p>
      <text:p text:style-name="P9"><text:s text:c="4"/>sal=emp['salary']</text:p>
      <text:p text:style-name="P9"><text:s text:c="4"/>nam=emp['name']</text:p>
      <text:p text:style-name="P9"><text:s text:c="4"/></text:p>
      <text:p text:style-name="P9"><text:s text:c="4"/>if dep in total_employee:</text:p>
      <text:p text:style-name="P9"><text:s text:c="8"/>total_employee[dep]['total_emp']+=1</text:p>
      <text:p text:style-name="P9"><text:s text:c="8"/>total_employee[dep]['t_sal']+=sal</text:p>
      <text:p text:style-name="P9"><text:s text:c="8"/>total_employee[dep]['emp_name'].append(nam) <text:s text:c="3"/></text:p>
      <text:p text:style-name="P9"><text:s text:c="4"/>else:</text:p>
      <text:p text:style-name="P9"><text:s text:c="8"/>total_employee[dep]={'total_emp':1,'t_sal':sal,'emp_name':[nam]}</text:p>
      <text:p text:style-name="P9"># print(total_employee)</text:p>
      <text:p text:style-name="P9"/>
      <text:p text:style-name="P9">dept_avg_sal={}</text:p>
      <text:p text:style-name="P9"/>
      <text:p text:style-name="P9">for key,item in total_employee.items():</text:p>
      <text:p text:style-name="P9"><text:s text:c="4"/>avg_salary=item['t_sal']/item['total_emp']</text:p>
      <text:p text:style-name="P9"><text:s text:c="4"/>dept_avg_sal[key]={</text:p>
      <text:p text:style-name="P9"><text:s text:c="8"/>'name':item['emp_name'], </text:p>
      <text:p text:style-name="P9"><text:s text:c="8"/>'avg_salary':round(avg_salary,2)</text:p>
      <text:p text:style-name="P9"><text:s text:c="4"/>}</text:p>
      <text:p text:style-name="P9">print(dept_avg_sal) <text:s/></text:p>
      <text:p text:style-name="P9"/>
      <text:p text:style-name="P9">max_avg_sal=None</text:p>
      <text:p text:style-name="P9">department=None</text:p>
      <text:p text:style-name="P9">for depart, items in dept_avg_sal.items():</text:p>
      <text:p text:style-name="P9"><text:s text:c="5"/>if max_avg_sal is None or items['avg_salary']&gt;max_avg_sal:</text:p>
      <text:p text:style-name="P9"><text:s text:c="9"/>max_avg_sal=items['avg_salary']</text:p>
      <text:p text:style-name="P9"><text:s text:c="9"/>department=depart</text:p>
      <text:p text:style-name="P9"/>
      <text:p text:style-name="P9">print(f"department is {department} with maximum avg salary {max_avg_sal}")</text:p>
      <text:p text:style-name="P9"/>
      <text:p text:style-name="P9"><text:s text:c="4"/></text:p>
      <text:p text:style-name="P9">#-------------------------------------------</text:p>
      <text:p text:style-name="P9">#-------------------------------------------</text:p>
      <text:p text:style-name="P9"/>
      <text:p text:style-name="P9"/>
      <text:p text:style-name="P9"/>
      <text:p text:style-name="P9"/>
      <text:p text:style-name="P9"/>
      <text:p text:style-name="P9"><text:soft-page-break/>#18&gt;. Sort employees by salary inside each department::</text:p>
      <text:p text:style-name="P9"># <text:s text:c="5"/>(manual sorting at last part based on salary) </text:p>
      <text:p text:style-name="P9"/>
      <text:p text:style-name="P9">employees = [</text:p>
      <text:p text:style-name="P9"><text:s text:c="4"/>{'name':'amit','dept':'HR','salary':50000},</text:p>
      <text:p text:style-name="P9"><text:s text:c="4"/>{'name':'ravi','dept':'IT','salary':60000},</text:p>
      <text:p text:style-name="P9"><text:s text:c="4"/>{'name':'neha','dept':'HR','salary':55000},</text:p>
      <text:p text:style-name="P9"><text:s text:c="4"/>{'name':'sam','dept':'IT','salary':50000},</text:p>
      <text:p text:style-name="P9"><text:s text:c="4"/>{'name':'kitty','dept':'IT','salary':65000}</text:p>
      <text:p text:style-name="P9">]</text:p>
      <text:p text:style-name="P9"/>
      <text:p text:style-name="P9">sort_employee={}</text:p>
      <text:p text:style-name="P9"/>
      <text:p text:style-name="P9">for emp in employees:</text:p>
      <text:p text:style-name="P9"><text:s text:c="4"/>depart=emp['dept']</text:p>
      <text:p text:style-name="P9"><text:s text:c="4"/>name=emp['name']</text:p>
      <text:p text:style-name="P9"><text:s text:c="4"/>salaryy=emp['salary']</text:p>
      <text:p text:style-name="P9"><text:s text:c="4"/></text:p>
      <text:p text:style-name="P9"><text:s text:c="4"/>if depart in sort_employee:</text:p>
      <text:p text:style-name="P9"><text:s text:c="8"/>sort_employee[depart].append({'name':name,'salary':salaryy})</text:p>
      <text:p text:style-name="P9"><text:s text:c="4"/>else:</text:p>
      <text:p text:style-name="P9"><text:s text:c="8"/>sort_employee[depart]=[{'name':name,'salary':salaryy}]</text:p>
      <text:p text:style-name="P9"># print(sort_employee)</text:p>
      <text:p text:style-name="P9"/>
      <text:p text:style-name="P9">for dept in sort_employee:</text:p>
      <text:p text:style-name="P9"><text:s text:c="4"/>emp_list=sort_employee[dept]</text:p>
      <text:p text:style-name="P9"><text:s text:c="4"/>n=len(emp_list)</text:p>
      <text:p text:style-name="P9"><text:s text:c="4"/></text:p>
      <text:p text:style-name="P9"><text:s text:c="4"/>for i in range(n):</text:p>
      <text:p text:style-name="P9"><text:s text:c="8"/>for j in range(i+1,n):</text:p>
      <text:p text:style-name="P9"><text:s text:c="12"/>if emp_list[i]['salary'] &lt; emp_list[j]['salary']:</text:p>
      <text:p text:style-name="P9"><text:s text:c="16"/>emp_list[i],emp_list[j]=emp_list[j],emp_list[i]</text:p>
      <text:p text:style-name="P9">print(sort_employee) <text:s text:c="15"/></text:p>
      <text:p text:style-name="P9"><text:s text:c="4"/></text:p>
      <text:p text:style-name="P9"><text:s text:c="4"/></text:p>
      <text:p text:style-name="P9">#-------------------------------------------</text:p>
      <text:p text:style-name="P9">#-------------------------------------------</text:p>
      <text:p text:style-name="P9"/>
      <text:p text:style-name="P9"/>
      <text:p text:style-name="P9">#1<text:span text:style-name="T7">9</text:span>&gt;. Find employee(s) earning above department average::</text:p>
      <text:p text:style-name="P9"/>
      <text:p text:style-name="P9">employees = [</text:p>
      <text:p text:style-name="P9"><text:s text:c="4"/>{'name':'amit','dept':'HR','salary':50000},</text:p>
      <text:p text:style-name="P9"><text:s text:c="4"/>{'name':'ravi','dept':'IT','salary':60000},</text:p>
      <text:p text:style-name="P9"><text:s text:c="4"/>{'name':'neha','dept':'HR','salary':55000},</text:p>
      <text:p text:style-name="P9"><text:s text:c="4"/>{'name':'sam','dept':'IT','salary':50000},</text:p>
      <text:p text:style-name="P9"><text:s text:c="4"/>{'name':'kitty','dept':'IT','salary':65000}</text:p>
      <text:p text:style-name="P9">]</text:p>
      <text:p text:style-name="P9"/>
      <text:p text:style-name="P9">dept_dict={}</text:p>
      <text:p text:style-name="P9"/>
      <text:p text:style-name="P9">for emp in employees:</text:p>
      <text:p text:style-name="P9"><text:soft-page-break/><text:s text:c="4"/>depart=emp['dept']</text:p>
      <text:p text:style-name="P9"><text:s text:c="4"/>namm=emp['name']</text:p>
      <text:p text:style-name="P9"><text:s text:c="4"/>salary=emp['salary']</text:p>
      <text:p text:style-name="P9"><text:s text:c="4"/></text:p>
      <text:p text:style-name="P9"><text:s text:c="4"/>if depart in dept_dict:</text:p>
      <text:p text:style-name="P9"><text:s text:c="8"/>dept_dict[depart]['t_count']+=1</text:p>
      <text:p text:style-name="P9"><text:s text:c="8"/>dept_dict[depart]['total_earning']+=salary</text:p>
      <text:p text:style-name="P9"><text:s text:c="4"/>else:</text:p>
      <text:p text:style-name="P9"><text:s text:c="8"/>dept_dict[depart]={'t_count':1,'total_earning':salary}</text:p>
      <text:p text:style-name="P9"># print(dept_dict)</text:p>
      <text:p text:style-name="P9"/>
      <text:p text:style-name="P9">avg_earning={}</text:p>
      <text:p text:style-name="P9"/>
      <text:p text:style-name="P9">for key,value in dept_dict.items():</text:p>
      <text:p text:style-name="P9"><text:s text:c="4"/>avg_salary=value['total_earning']/value['t_count']</text:p>
      <text:p text:style-name="P9"><text:s text:c="4"/>avg_earning[key]=round(avg_salary,2)</text:p>
      <text:p text:style-name="P9"># print(avg_earning) <text:s text:c="7"/></text:p>
      <text:p text:style-name="P9"/>
      <text:p text:style-name="P9">abv_avg={}</text:p>
      <text:p text:style-name="P9">for emp in employees:</text:p>
      <text:p text:style-name="P9"><text:s text:c="4"/>dep=emp['dept']</text:p>
      <text:p text:style-name="P9"><text:s text:c="4"/>name=emp['name']</text:p>
      <text:p text:style-name="P9"><text:s text:c="4"/>sal=emp['salary']</text:p>
      <text:p text:style-name="P9"><text:s text:c="4"/></text:p>
      <text:p text:style-name="P9"><text:s text:c="4"/>if sal &gt; avg_earning[dep]:</text:p>
      <text:p text:style-name="P9"><text:s text:c="8"/>if dep in abv_avg:</text:p>
      <text:p text:style-name="P9"><text:s text:c="12"/>abv_avg[dep].append(name)</text:p>
      <text:p text:style-name="P9"><text:s text:c="8"/>else:</text:p>
      <text:p text:style-name="P9"><text:s text:c="12"/>abv_avg[dep]=[name]</text:p>
      <text:p text:style-name="P9"/>
      <text:p text:style-name="P9">print(abv_avg) <text:s text:c="11"/></text:p>
      <text:p text:style-name="P9"/>
      <text:p text:style-name="P9"/>
      <text:p text:style-name="P10">#-------------------------------------------</text:p>
      <text:p text:style-name="P10">#-------------------------------------------</text:p>
      <text:p text:style-name="P9"/>
      <text:p text:style-name="P9"/>
      <text:p text:style-name="P9">#2<text:span text:style-name="T8">0</text:span>&gt;. Find department-wise top earner(s) (handle ties)::</text:p>
      <text:p text:style-name="P9"/>
      <text:p text:style-name="P9">employees = [</text:p>
      <text:p text:style-name="P9"><text:s text:c="4"/>{'name':'amit','dept':'HR','salary':50000},</text:p>
      <text:p text:style-name="P9"><text:s text:c="4"/>{'name':'neha','dept':'HR','salary':55000},</text:p>
      <text:p text:style-name="P9"><text:s text:c="4"/>{'name':'rohan','dept':'HR','salary':55000},</text:p>
      <text:p text:style-name="P9"><text:s text:c="4"/>{'name':'ravi','dept':'IT','salary':60000},</text:p>
      <text:p text:style-name="P9"><text:s text:c="4"/>{'name':'sam','dept':'IT','salary':50000},</text:p>
      <text:p text:style-name="P9"><text:s text:c="4"/>{'name':'kitty','dept':'IT','salary':65000},</text:p>
      <text:p text:style-name="P9"><text:s text:c="4"/>{'name':'john','dept':'Finance','salary':120000}</text:p>
      <text:p text:style-name="P9">]</text:p>
      <text:p text:style-name="P9"/>
      <text:p text:style-name="P9"/>
      <text:p text:style-name="P9">dict_max_sal={}</text:p>
      <text:p text:style-name="P9"/>
      <text:p text:style-name="P9"><text:soft-page-break/>for emp in employees:</text:p>
      <text:p text:style-name="P9"><text:s text:c="4"/>dept=emp['dept']</text:p>
      <text:p text:style-name="P9"><text:s text:c="4"/>salary=emp['salary']</text:p>
      <text:p text:style-name="P9"><text:s text:c="4"/>if dept in dict_max_sal:</text:p>
      <text:p text:style-name="P9"><text:s text:c="8"/>if salary &gt; dict_max_sal[dept]:</text:p>
      <text:p text:style-name="P9"><text:s text:c="12"/>dict_max_sal[dept]=salary</text:p>
      <text:p text:style-name="P9"><text:s text:c="4"/>else:</text:p>
      <text:p text:style-name="P9"><text:s text:c="8"/>dict_max_sal[dept]=salary</text:p>
      <text:p text:style-name="P9"># print(dict_max_sal)</text:p>
      <text:p text:style-name="P9"/>
      <text:p text:style-name="P9">top_earn={}</text:p>
      <text:p text:style-name="P9"/>
      <text:p text:style-name="P9">for emp in employees:</text:p>
      <text:p text:style-name="P9"><text:s text:c="4"/>dept=emp['dept']</text:p>
      <text:p text:style-name="P9"><text:s text:c="4"/>naam=emp['name']</text:p>
      <text:p text:style-name="P9"><text:s text:c="4"/>salary=emp['salary']</text:p>
      <text:p text:style-name="P9"><text:s text:c="4"/></text:p>
      <text:p text:style-name="P9"><text:s text:c="4"/>if salary == dict_max_sal[dept]:</text:p>
      <text:p text:style-name="P9"><text:s text:c="8"/>if dept in top_earn:</text:p>
      <text:p text:style-name="P9"><text:s text:c="12"/>top_earn[dept].append(naam)</text:p>
      <text:p text:style-name="P9"><text:s text:c="8"/>else:</text:p>
      <text:p text:style-name="P9"><text:s text:c="12"/>top_earn[dept]=[naam]</text:p>
      <text:p text:style-name="P9"><text:s text:c="12"/></text:p>
      <text:p text:style-name="P9">print(top_earn) <text:s text:c="7"/></text:p>
      <text:p text:style-name="P9"/>
      <text:p text:style-name="P9"/>
      <text:p text:style-name="P9">#-------------------------------------------</text:p>
      <text:p text:style-name="P9">#-------------------------------------------</text:p>
      <text:p text:style-name="P9"/>
      <text:p text:style-name="P9"/>
      <text:p text:style-name="P1">#<text:span text:style-name="T7">2</text:span><text:span text:style-name="T8">1</text:span>&gt;.first non-repeating element::</text:p>
      <text:p text:style-name="P1"/>
      <text:p text:style-name="P1">series=['a','b','a','d','b','c','h','h','e','e']</text:p>
      <text:p text:style-name="P1">freq={}</text:p>
      <text:p text:style-name="P1">for element in series:</text:p>
      <text:p text:style-name="P1"><text:s text:c="4"/>if element in freq:</text:p>
      <text:p text:style-name="P1"><text:s text:c="8"/>freq[element]+=1</text:p>
      <text:p text:style-name="P1"><text:s text:c="4"/>else:</text:p>
      <text:p text:style-name="P1"><text:s text:c="8"/>freq[element]=1</text:p>
      <text:p text:style-name="P1"/>
      <text:p text:style-name="P1">for item in series:</text:p>
      <text:p text:style-name="P1"><text:s text:c="4"/>if freq[item]==1:</text:p>
      <text:p text:style-name="P1"><text:s text:c="8"/>print("first non-repeating element::",item)</text:p>
      <text:p text:style-name="P1"><text:s text:c="8"/>break</text:p>
      <text:p text:style-name="P1"><text:s text:c="4"/></text:p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/>
      <text:p text:style-name="P1"/>
      <text:p text:style-name="P1"><text:soft-page-break/>#<text:span text:style-name="T6">2</text:span><text:span text:style-name="T8">2</text:span>&gt;. Group elements by frequency::</text:p>
      <text:p text:style-name="P1"/>
      <text:p text:style-name="P1">nums=[1,2,2,3,3,3,4]</text:p>
      <text:p text:style-name="P1">freq={}</text:p>
      <text:p text:style-name="P1"/>
      <text:p text:style-name="P1">for n in nums:</text:p>
      <text:p text:style-name="P1"><text:s text:c="4"/>if n in freq:</text:p>
      <text:p text:style-name="P1"><text:s text:c="8"/>freq[n]+=1</text:p>
      <text:p text:style-name="P1"><text:s text:c="4"/>else:</text:p>
      <text:p text:style-name="P1"><text:s text:c="8"/>freq[n]=1</text:p>
      <text:p text:style-name="P1">print(freq)</text:p>
      <text:p text:style-name="P1"/>
      <text:p text:style-name="P1">grouped={}</text:p>
      <text:p text:style-name="P1"/>
      <text:p text:style-name="P1">for key,value in freq.items():</text:p>
      <text:p text:style-name="P1"><text:s text:c="4"/>if value in grouped:</text:p>
      <text:p text:style-name="P1"><text:s text:c="8"/>grouped[value].append(key)</text:p>
      <text:p text:style-name="P1"><text:s text:c="4"/>else:</text:p>
      <text:p text:style-name="P1"><text:s text:c="8"/>grouped[value]=[key]</text:p>
      <text:p text:style-name="P1">print(grouped) 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6">2</text:span><text:span text:style-name="T8">3</text:span>&gt;. Group elements by frequency::</text:p>
      <text:p text:style-name="P1"/>
      <text:p text:style-name="P1">words = ["a", "b", "a", "c", "b", "a"]</text:p>
      <text:p text:style-name="P1">freq={}</text:p>
      <text:p text:style-name="P1"/>
      <text:p text:style-name="P1">for element in words:</text:p>
      <text:p text:style-name="P1"><text:s text:c="4"/>if element in freq:</text:p>
      <text:p text:style-name="P1"><text:s text:c="8"/>freq[element]+=1</text:p>
      <text:p text:style-name="P1"><text:s text:c="4"/>else:</text:p>
      <text:p text:style-name="P1"><text:s text:c="8"/>freq[element]=1</text:p>
      <text:p text:style-name="P1">print(freq)</text:p>
      <text:p text:style-name="P1"/>
      <text:p text:style-name="P1">grouped={}</text:p>
      <text:p text:style-name="P1"/>
      <text:p text:style-name="P1">for key,value in freq.items():</text:p>
      <text:p text:style-name="P1"><text:s text:c="4"/>if value in grouped:</text:p>
      <text:p text:style-name="P1"><text:s text:c="8"/>grouped[value].append(key)</text:p>
      <text:p text:style-name="P1"><text:s text:c="4"/>else:</text:p>
      <text:p text:style-name="P1"><text:s text:c="8"/>grouped[value]=[key]</text:p>
      <text:p text:style-name="P1">print(grouped)</text:p>
      <text:p text:style-name="P1"/>
      <text:p text:style-name="P1">### this is the way to get the elements of dictionary in sorted order ###</text:p>
      <text:p text:style-name="P1">sorted_grouped={}</text:p>
      <text:p text:style-name="P1">for k in sorted(grouped):</text:p>
      <text:p text:style-name="P1"><text:s text:c="4"/>sorted_grouped[k]=grouped[k]</text:p>
      <text:p text:style-name="P1">print(sorted_grouped) <text:s text:c="3"/></text:p>
      <text:p text:style-name="P1"><text:soft-page-break/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5">2</text:span><text:span text:style-name="T8">4</text:span>&gt;. Element with maximum frequency::</text:p>
      <text:p text:style-name="P1"/>
      <text:p text:style-name="P1">gen_list=[4,5,6,3,2,1,4,4,4,5,6,3,2,1,7,5,5,7,4,4]</text:p>
      <text:p text:style-name="P1">print(gen_list)</text:p>
      <text:p text:style-name="P1"/>
      <text:p text:style-name="P1">freq={}</text:p>
      <text:p text:style-name="P1">for n in gen_list:</text:p>
      <text:p text:style-name="P1"><text:s text:c="4"/>if n in freq:</text:p>
      <text:p text:style-name="P1"><text:s text:c="8"/>freq[n]+=1</text:p>
      <text:p text:style-name="P1"><text:s text:c="4"/>else:</text:p>
      <text:p text:style-name="P1"><text:s text:c="8"/>freq[n]=1</text:p>
      <text:p text:style-name="P1"/>
      <text:p text:style-name="P1">max_freq=0</text:p>
      <text:p text:style-name="P1">max_ele=None</text:p>
      <text:p text:style-name="P1">for key,value in freq.items():</text:p>
      <text:p text:style-name="P1"><text:s text:c="4"/>if value &gt; max_freq:</text:p>
      <text:p text:style-name="P1"><text:s text:c="8"/>max_freq=value</text:p>
      <text:p text:style-name="P1"><text:s text:c="8"/>max_ele=key</text:p>
      <text:p text:style-name="P1"/>
      <text:p text:style-name="P1">print("max freq is::",max_freq)</text:p>
      <text:p text:style-name="P1">print("and element with max freq is::",max_ele)</text:p>
      <text:p text:style-name="P1"><text:s text:c="8"/></text:p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>#<text:span text:style-name="T4">2</text:span><text:span text:style-name="T8">5</text:span>&gt;. check if two strings are anagrams of not::</text:p>
      <text:p text:style-name="P1"/>
      <text:p text:style-name="P1">str1='aab'</text:p>
      <text:p text:style-name="P1">str2='bab'</text:p>
      <text:p text:style-name="P1"/>
      <text:p text:style-name="P1">if len(str1)!=len(str2):</text:p>
      <text:p text:style-name="P1"><text:s text:c="4"/>print("not anagrams")</text:p>
      <text:p text:style-name="P1">else:</text:p>
      <text:p text:style-name="P1"><text:s text:c="4"/>freq={}</text:p>
      <text:p text:style-name="P1"><text:s text:c="4"/>for ch in str1:</text:p>
      <text:p text:style-name="P1"><text:s text:c="8"/>if ch in freq:</text:p>
      <text:p text:style-name="P1"><text:s text:c="12"/>freq[ch]+=1</text:p>
      <text:p text:style-name="P1"><text:s text:c="8"/>else:</text:p>
      <text:p text:style-name="P1"><text:s text:c="12"/>freq[ch]=1</text:p>
      <text:p text:style-name="P1"><text:s text:c="4"/>for ch in str2:</text:p>
      <text:p text:style-name="P1"><text:s text:c="8"/>if ch not in freq:</text:p>
      <text:p text:style-name="P1"><text:s text:c="12"/>print('not anagrams')</text:p>
      <text:p text:style-name="P1"><text:s text:c="12"/>break</text:p>
      <text:p text:style-name="P1"><text:s text:c="8"/>freq[ch]-=1</text:p>
      <text:p text:style-name="P1"/>
      <text:p text:style-name="P1"><text:s text:c="8"/>if freq[ch] &lt; 0:</text:p>
      <text:p text:style-name="P1"><text:soft-page-break/><text:s text:c="12"/>print("not anagrams")</text:p>
      <text:p text:style-name="P1"><text:s text:c="12"/>break</text:p>
      <text:p text:style-name="P1"><text:s text:c="4"/>else:</text:p>
      <text:p text:style-name="P1"><text:s text:c="8"/>print("strings are anagrams")</text:p>
      <text:p text:style-name="P1"/>
      <text:p text:style-name="P1"/>
      <text:p text:style-name="P1">#-------------------------------------------</text:p>
      <text:p text:style-name="P1">#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#### <text:span text:style-name="T10">FUNCTIONS</text:span> ####</text:p>
      <text:p text:style-name="P1"/>
      <text:p text:style-name="P1"/>
      <text:p text:style-name="P1"/>
      <text:p text:style-name="P1"/>
      <text:p text:style-name="P1">#1&gt;. First non-repeating element (using function)::</text:p>
      <text:p text:style-name="P1"/>
      <text:p text:style-name="P1"/>
      <text:p text:style-name="P1">def first_non_rep(num):</text:p>
      <text:p text:style-name="P1"><text:s text:c="4"/>freq={}</text:p>
      <text:p text:style-name="P1"><text:s text:c="4"/>for item in num:</text:p>
      <text:p text:style-name="P1"><text:s text:c="8"/>freq[item]=freq.get(item,0)+1</text:p>
      <text:p text:style-name="P1"><text:s text:c="4"/></text:p>
      <text:p text:style-name="P1"><text:s text:c="4"/>for item in num:</text:p>
      <text:p text:style-name="P1"><text:s text:c="8"/>if freq[item] == 1:</text:p>
      <text:p text:style-name="P1"><text:s text:c="12"/>return item</text:p>
      <text:p text:style-name="P1"><text:s text:c="12"/></text:p>
      <text:p text:style-name="P1">nums=[1,2,1,3,2,4]</text:p>
      <text:p text:style-name="P1">number=first_non_rep(nums)</text:p>
      <text:p text:style-name="P1">print("non-repeating number::",number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2&gt;. Group elements by frequency (using function)::</text:p>
      <text:p text:style-name="P1"/>
      <text:p text:style-name="P1"/>
      <text:p text:style-name="P1">def grp_ele_freq(num):</text:p>
      <text:p text:style-name="P1"><text:s text:c="4"/>freq={}</text:p>
      <text:p text:style-name="P1"><text:s text:c="4"/>for item in num:</text:p>
      <text:p text:style-name="P1"><text:s text:c="8"/>freq[item]=freq.get(item,0)+1</text:p>
      <text:p text:style-name="P1"><text:s text:c="4"/>print(freq)</text:p>
      <text:p text:style-name="P1"><text:s text:c="4"/></text:p>
      <text:p text:style-name="P1"><text:s text:c="4"/>freq_grp={}</text:p>
      <text:p text:style-name="P1"><text:soft-page-break/><text:s text:c="4"/>for item in freq:</text:p>
      <text:p text:style-name="P1"><text:s text:c="8"/>count=freq[item]</text:p>
      <text:p text:style-name="P1"><text:s text:c="8"/></text:p>
      <text:p text:style-name="P1"><text:s text:c="8"/>if count in freq_grp:</text:p>
      <text:p text:style-name="P1"><text:s text:c="12"/>freq_grp[count].append(item)</text:p>
      <text:p text:style-name="P1"><text:s text:c="8"/>else:</text:p>
      <text:p text:style-name="P1"><text:s text:c="12"/>freq_grp[count]=[item]</text:p>
      <text:p text:style-name="P1"><text:s text:c="12"/></text:p>
      <text:p text:style-name="P1"><text:s text:c="4"/>return freq_grp <text:s text:c="7"/></text:p>
      <text:p text:style-name="P1"/>
      <text:p text:style-name="P1"/>
      <text:p text:style-name="P1">nums=[1,1,2,3,4,5,6,3,3,4,5]</text:p>
      <text:p text:style-name="P1">result=grp_ele_freq(nums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3&gt;. Check if two lists are anagrams (using function)::</text:p>
      <text:p text:style-name="P1"/>
      <text:p text:style-name="P1">def anagram_lists(a,b):</text:p>
      <text:p text:style-name="P1"><text:s text:c="4"/>freq={}</text:p>
      <text:p text:style-name="P1"><text:s text:c="4"/>freq2={}</text:p>
      <text:p text:style-name="P1"><text:s text:c="4"/>for item in a:</text:p>
      <text:p text:style-name="P1"><text:s text:c="8"/>freq[item]=freq.get(item,0)+1</text:p>
      <text:p text:style-name="P1"><text:s text:c="4"/></text:p>
      <text:p text:style-name="P1"><text:s text:c="4"/>for item in b:</text:p>
      <text:p text:style-name="P1"><text:s text:c="8"/>freq2[item]=freq2.get(item,0)+1</text:p>
      <text:p text:style-name="P1"><text:s text:c="4"/></text:p>
      <text:p text:style-name="P1"><text:s text:c="4"/>return freq == freq2</text:p>
      <text:p text:style-name="P1"/>
      <text:p text:style-name="P1">a_list=[1,2,3]</text:p>
      <text:p text:style-name="P1">b_list=[3,2,2]</text:p>
      <text:p text:style-name="P1"/>
      <text:p text:style-name="P1">result=anagram_lists(a_list,b_list)</text:p>
      <text:p text:style-name="P1">if result==True:</text:p>
      <text:p text:style-name="P1"><text:s text:c="4"/>print("lists are anagram")</text:p>
      <text:p text:style-name="P1">else:</text:p>
      <text:p text:style-name="P1"><text:s text:c="4"/>print("not anagram")</text:p>
      <text:p text:style-name="P1"/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4&gt;. Find unique common elements between two lists (using function)::</text:p>
      <text:p text:style-name="P1"/>
      <text:p text:style-name="P1">def com_elements(a,b):</text:p>
      <text:p text:style-name="P1"><text:s text:c="4"/>b_set=set(b)</text:p>
      <text:p text:style-name="P1"><text:soft-page-break/><text:s text:c="4"/>seen=set()</text:p>
      <text:p text:style-name="P1"><text:s text:c="4"/>common_ele=[]</text:p>
      <text:p text:style-name="P1"><text:s text:c="4"/></text:p>
      <text:p text:style-name="P1"><text:s text:c="4"/>for item in a:</text:p>
      <text:p text:style-name="P1"><text:s text:c="8"/>if item in b_set and item not in seen:</text:p>
      <text:p text:style-name="P1"><text:s text:c="12"/>common_ele.append(item)</text:p>
      <text:p text:style-name="P1"><text:s text:c="12"/>seen.add(item)</text:p>
      <text:p text:style-name="P1"><text:s text:c="12"/></text:p>
      <text:p text:style-name="P1"><text:s text:c="4"/>print(seen) <text:s text:c="7"/></text:p>
      <text:p text:style-name="P1"><text:s text:c="4"/>return common_ele <text:s text:c="7"/></text:p>
      <text:p text:style-name="P1"/>
      <text:p text:style-name="P1">a_list=[1,3,4,2]</text:p>
      <text:p text:style-name="P1">b_list=[3,4,5,6]</text:p>
      <text:p text:style-name="P1"/>
      <text:p text:style-name="P1">result=com_elements(a_list,b_list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5&gt;. Find common elements with frequency between two lists (using function)::</text:p>
      <text:p text:style-name="P1"/>
      <text:p text:style-name="P1"/>
      <text:p text:style-name="P1">def com_elements(a,b):</text:p>
      <text:p text:style-name="P1"><text:s text:c="4"/>freq={}</text:p>
      <text:p text:style-name="P1"><text:s text:c="4"/></text:p>
      <text:p text:style-name="P1"><text:s text:c="4"/>for item in b:</text:p>
      <text:p text:style-name="P1"><text:s text:c="8"/>freq[item]=freq.get(item,0)+1</text:p>
      <text:p text:style-name="P1"><text:s text:c="4"/></text:p>
      <text:p text:style-name="P1"><text:s text:c="4"/>print(freq)</text:p>
      <text:p text:style-name="P1"><text:s text:c="4"/></text:p>
      <text:p text:style-name="P1"><text:s text:c="4"/>result=[]</text:p>
      <text:p text:style-name="P1"><text:s text:c="4"/>for item in a:</text:p>
      <text:p text:style-name="P1"><text:s text:c="8"/>if item in freq and freq[item]&gt;0:</text:p>
      <text:p text:style-name="P1"><text:s text:c="12"/>result.append(item)</text:p>
      <text:p text:style-name="P1"><text:s text:c="12"/>freq[item]-=1</text:p>
      <text:p text:style-name="P1"><text:s text:c="4"/></text:p>
      <text:p text:style-name="P1"><text:s text:c="4"/>return result <text:s text:c="7"/></text:p>
      <text:p text:style-name="P1"/>
      <text:p text:style-name="P1">a_list=[1,3,4,2,3,4]</text:p>
      <text:p text:style-name="P1">b_list=[3,4,5,6,3]</text:p>
      <text:p text:style-name="P1"/>
      <text:p text:style-name="P1">result=com_elements(a_list,b_list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/>
      <text:p text:style-name="P1"><text:soft-page-break/>#7&gt;. Elements that appear more than once::</text:p>
      <text:p text:style-name="P1"/>
      <text:p text:style-name="P1">def freq_func(num):</text:p>
      <text:p text:style-name="P1"><text:s text:c="4"/>freq={}</text:p>
      <text:p text:style-name="P1"><text:s text:c="4"/>element_list=[]</text:p>
      <text:p text:style-name="P1"><text:s text:c="4"/></text:p>
      <text:p text:style-name="P1"><text:s text:c="4"/>for item in num:</text:p>
      <text:p text:style-name="P1"><text:s text:c="8"/>freq[item]=freq.get(item,0)+1</text:p>
      <text:p text:style-name="P1"><text:s text:c="4"/>print(freq)</text:p>
      <text:p text:style-name="P1"><text:s text:c="4"/></text:p>
      <text:p text:style-name="P1"><text:s text:c="4"/>for key,value in freq.items():</text:p>
      <text:p text:style-name="P1"><text:s text:c="8"/>if value &gt; 1:</text:p>
      <text:p text:style-name="P1"><text:s text:c="12"/>element_list.append(key)</text:p>
      <text:p text:style-name="P1"><text:s text:c="4"/></text:p>
      <text:p text:style-name="P1"><text:s text:c="4"/>return element_list <text:s text:c="7"/></text:p>
      <text:p text:style-name="P1"/>
      <text:p text:style-name="P1"/>
      <text:p text:style-name="P1">nums=[1,2,2,3,3,3,4,3,3]</text:p>
      <text:p text:style-name="P1">result=freq_func(nums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8&gt;. First element that appears more than once::</text:p>
      <text:p text:style-name="P1"/>
      <text:p text:style-name="P1">def first_repeated(num):</text:p>
      <text:p text:style-name="P1"><text:s text:c="4"/>seen=set()</text:p>
      <text:p text:style-name="P1"><text:s text:c="4"/></text:p>
      <text:p text:style-name="P1"><text:s text:c="4"/>for item in num:</text:p>
      <text:p text:style-name="P1"><text:s text:c="8"/>if item in seen:</text:p>
      <text:p text:style-name="P1"><text:s text:c="12"/>return item</text:p>
      <text:p text:style-name="P1"><text:s text:c="8"/>seen.add(item) <text:s text:c="3"/></text:p>
      <text:p text:style-name="P1"><text:s text:c="4"/>print(seen)</text:p>
      <text:p text:style-name="P1"/>
      <text:p text:style-name="P1">nums=[1,2,3,4,5,4,3,2]</text:p>
      <text:p text:style-name="P1">result=first_repeated(nums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#### <text:span text:style-name="T11">STRING</text:span> ####</text:p>
      <text:p text:style-name="P7"/>
      <text:p text:style-name="P1"/>
      <text:p text:style-name="P1"/>
      <text:p text:style-name="P1">#1&gt;. First non-repeating character::</text:p>
      <text:p text:style-name="P1"/>
      <text:p text:style-name="P1"/>
      <text:p text:style-name="P1">def first_unique_char(word):</text:p>
      <text:p text:style-name="P1"><text:s text:c="4"/>freq={}</text:p>
      <text:p text:style-name="P1"><text:s text:c="4"/></text:p>
      <text:p text:style-name="P1"><text:s text:c="4"/>for ch in word:</text:p>
      <text:p text:style-name="P1"><text:s text:c="8"/>freq[ch]=freq.get(ch,0)+1</text:p>
      <text:p text:style-name="P1"><text:s text:c="4"/></text:p>
      <text:p text:style-name="P1"><text:s text:c="4"/>for item in word:</text:p>
      <text:p text:style-name="P1"><text:s text:c="8"/>if freq[item]==1:</text:p>
      <text:p text:style-name="P1"><text:s text:c="12"/>return item</text:p>
      <text:p text:style-name="P1"><text:s text:c="8"/></text:p>
      <text:p text:style-name="P1"/>
      <text:p text:style-name="P1">word="swiss"</text:p>
      <text:p text:style-name="P1">result=first_unique_char(word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2&gt;. First repeating character (by second occurrence)::</text:p>
      <text:p text:style-name="P1"/>
      <text:p text:style-name="P1">def first_rep_char(word):</text:p>
      <text:p text:style-name="P1"><text:s text:c="4"/>seen=set()</text:p>
      <text:p text:style-name="P1"><text:s text:c="4"/></text:p>
      <text:p text:style-name="P1"><text:s text:c="4"/>for ch in word:</text:p>
      <text:p text:style-name="P1"><text:s text:c="8"/>if ch in seen:</text:p>
      <text:p text:style-name="P1"><text:s text:c="12"/>return ch</text:p>
      <text:p text:style-name="P1"><text:s text:c="8"/>seen.add(ch) <text:s text:c="3"/></text:p>
      <text:p text:style-name="P1"/>
      <text:p text:style-name="P1">word="abcba"</text:p>
      <text:p text:style-name="P1">result=first_rep_char(word)</text:p>
      <text:p text:style-name="P1">print(result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3&gt;. Count vowels in a string::</text:p>
      <text:p text:style-name="P1"/>
      <text:p text:style-name="P1"/>
      <text:p text:style-name="P1">def count_vowel(word):</text:p>
      <text:p text:style-name="P1"><text:s text:c="4"/>vowel_count={}</text:p>
      <text:p text:style-name="P1"><text:s text:c="4"/></text:p>
      <text:p text:style-name="P1"><text:soft-page-break/><text:s text:c="4"/>for ch in word:</text:p>
      <text:p text:style-name="P1"><text:s text:c="8"/>if ch in ['a','e','i','o','u']:</text:p>
      <text:p text:style-name="P1"><text:s text:c="12"/>vowel_count[ch]=vowel_count.get(ch,0)+1</text:p>
      <text:p text:style-name="P1"><text:s text:c="12"/></text:p>
      <text:p text:style-name="P1"><text:s text:c="4"/>return vowel_count <text:s text:c="7"/></text:p>
      <text:p text:style-name="P1"/>
      <text:p text:style-name="P1">word="educationeeeuaaio"</text:p>
      <text:p text:style-name="P1">result=count_vowel(word)</text:p>
      <text:p text:style-name="P1">print(result)</text:p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4&gt;. Check if a string is an anagram of another::</text:p>
      <text:p text:style-name="P1"/>
      <text:p text:style-name="P1">def is_anagram(string_1,string_2):</text:p>
      <text:p text:style-name="P1"><text:s text:c="4"/>freq1={}</text:p>
      <text:p text:style-name="P1"><text:s text:c="4"/>freq2={}</text:p>
      <text:p text:style-name="P1"><text:s text:c="4"/>for ch in string_1:</text:p>
      <text:p text:style-name="P1"><text:s text:c="8"/>freq1[ch]=freq1.get(ch,0)+1</text:p>
      <text:p text:style-name="P1"><text:s text:c="4"/>for ch in string_2:</text:p>
      <text:p text:style-name="P1"><text:s text:c="8"/>freq2[ch]=freq2.get(ch,0)+1 </text:p>
      <text:p text:style-name="P1"><text:s text:c="4"/>if freq1 == freq2:</text:p>
      <text:p text:style-name="P1"><text:s text:c="8"/>return True</text:p>
      <text:p text:style-name="P1"><text:s text:c="4"/>else:</text:p>
      <text:p text:style-name="P1"><text:s text:c="8"/>return False</text:p>
      <text:p text:style-name="P1"><text:s text:c="4"/></text:p>
      <text:p text:style-name="P1">word_1='listen'</text:p>
      <text:p text:style-name="P1">word_2='silent'</text:p>
      <text:p text:style-name="P1">result=is_anagram(word_1,word_2)</text:p>
      <text:p text:style-name="P1">if result:</text:p>
      <text:p text:style-name="P1"><text:s text:c="4"/>print("anagram strings")</text:p>
      <text:p text:style-name="P1">else:</text:p>
      <text:p text:style-name="P1"><text:s text:c="4"/>print("not anagram strings"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5&gt;. Check if a string is a palindrome::</text:p>
      <text:p text:style-name="P1"/>
      <text:p text:style-name="P1"/>
      <text:p text:style-name="P1">def is_palindrome(string):</text:p>
      <text:p text:style-name="P1"><text:s text:c="4"/>left=0</text:p>
      <text:p text:style-name="P1"><text:s text:c="4"/>right=len(string)-1</text:p>
      <text:p text:style-name="P1"><text:s text:c="4"/></text:p>
      <text:p text:style-name="P1"><text:s text:c="4"/>while left &lt; right:</text:p>
      <text:p text:style-name="P1"><text:s text:c="8"/>if string[left]!=string[right]:</text:p>
      <text:p text:style-name="P1"><text:s text:c="12"/>return False</text:p>
      <text:p text:style-name="P1"><text:s text:c="8"/>left+=1 </text:p>
      <text:p text:style-name="P1"><text:s text:c="8"/>right-=1</text:p>
      <text:p text:style-name="P1"><text:soft-page-break/><text:s text:c="8"/></text:p>
      <text:p text:style-name="P1"><text:s text:c="4"/>return True <text:s text:c="3"/></text:p>
      <text:p text:style-name="P1"/>
      <text:p text:style-name="P1">string="nitin"</text:p>
      <text:p text:style-name="P1">if(is_palindrome(string)):</text:p>
      <text:p text:style-name="P1"><text:s text:c="4"/>print("palindrome string")</text:p>
      <text:p text:style-name="P1">else:</text:p>
      <text:p text:style-name="P1"><text:s text:c="4"/>print("not a palindrome string"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/>
      <text:p text:style-name="P1">#6&gt;. Longest substring with no repeating characters::</text:p>
      <text:p text:style-name="P1"/>
      <text:p text:style-name="P1">def longest_unique_substring(s):</text:p>
      <text:p text:style-name="P1"><text:s text:c="4"/>left=0</text:p>
      <text:p text:style-name="P1"><text:s text:c="4"/>seen=set()</text:p>
      <text:p text:style-name="P1"><text:s text:c="4"/>max_len=0</text:p>
      <text:p text:style-name="P1"><text:s text:c="4"/>start_index=0</text:p>
      <text:p text:style-name="P1"><text:s text:c="4"/></text:p>
      <text:p text:style-name="P1"><text:s text:c="4"/>for right in range(len(s)):</text:p>
      <text:p text:style-name="P1"><text:s text:c="8"/>current_char=s[right]</text:p>
      <text:p text:style-name="P1"><text:s text:c="8"/></text:p>
      <text:p text:style-name="P1"><text:s text:c="8"/>while current_char in seen:</text:p>
      <text:p text:style-name="P1"><text:s text:c="12"/>seen.remove(s[left])</text:p>
      <text:p text:style-name="P1"><text:s text:c="12"/>left+=1</text:p>
      <text:p text:style-name="P1"><text:s text:c="8"/></text:p>
      <text:p text:style-name="P1"><text:s text:c="8"/>seen.add(current_char)</text:p>
      <text:p text:style-name="P1"><text:s text:c="8"/>current_length=right-left+1</text:p>
      <text:p text:style-name="P1"><text:s text:c="8"/></text:p>
      <text:p text:style-name="P1"><text:s text:c="8"/>if current_length &gt; max_len:</text:p>
      <text:p text:style-name="P1"><text:s text:c="12"/>max_len=current_length</text:p>
      <text:p text:style-name="P1"><text:s text:c="12"/>start_index=left</text:p>
      <text:p text:style-name="P1"><text:s text:c="4"/>return s[start_index : start_index + max_len]</text:p>
      <text:p text:style-name="P1"/>
      <text:p text:style-name="P1">string="abcbabcdac"</text:p>
      <text:p text:style-name="P1">print("logest substring with no repeating char:",longest_unique_substring(string))</text:p>
      <text:p text:style-name="P1"/>
      <text:p text:style-name="P1"/>
      <text:p text:style-name="P1">#-------------------------------------------------------------</text:p>
      <text:p text:style-name="P1">#-------------------------------------------------------------</text:p>
      <text:p text:style-name="P1"/>
      <text:p text:style-name="P1">#<text:span text:style-name="T12">7</text:span>&gt;. longest substring with at most k distinct characters::</text:p>
      <text:p text:style-name="P1"/>
      <text:p text:style-name="P1">def func(s,k):</text:p>
      <text:p text:style-name="P1"><text:s text:c="4"/>left=0</text:p>
      <text:p text:style-name="P1"><text:s text:c="4"/>freq={}</text:p>
      <text:p text:style-name="P1"><text:s text:c="4"/>max_len=0</text:p>
      <text:p text:style-name="P1"><text:s text:c="4"/>start_index=0</text:p>
      <text:p text:style-name="P1"><text:s text:c="4"/></text:p>
      <text:p text:style-name="P1"><text:soft-page-break/><text:s text:c="4"/>for right in range(len(s)):</text:p>
      <text:p text:style-name="P1"><text:s text:c="8"/>ch=s[right]</text:p>
      <text:p text:style-name="P1"><text:s text:c="8"/>freq[ch]=freq.get(ch,0)+1</text:p>
      <text:p text:style-name="P1"><text:s text:c="8"/></text:p>
      <text:p text:style-name="P1"><text:s text:c="8"/>while len(freq) &gt; k:</text:p>
      <text:p text:style-name="P1"><text:s text:c="12"/>left_char=s[left]</text:p>
      <text:p text:style-name="P1"><text:s text:c="12"/>freq[left_char]-=1</text:p>
      <text:p text:style-name="P1"><text:s text:c="12"/>if freq[left_char]==0:</text:p>
      <text:p text:style-name="P1"><text:s text:c="16"/>del freq[left_char]</text:p>
      <text:p text:style-name="P1"><text:s text:c="12"/>left+=1 <text:s text:c="3"/></text:p>
      <text:p text:style-name="P1"><text:s text:c="8"/></text:p>
      <text:p text:style-name="P1"><text:s text:c="8"/>current_length=right-left+1</text:p>
      <text:p text:style-name="P1"><text:s text:c="8"/>if current_length &gt; max_len:</text:p>
      <text:p text:style-name="P1"><text:s text:c="12"/>max_len=current_length</text:p>
      <text:p text:style-name="P1"><text:s text:c="12"/>start_index=left</text:p>
      <text:p text:style-name="P1"><text:s text:c="4"/>return s[start_index:start_index+max_len]</text:p>
      <text:p text:style-name="P1"/>
      <text:p text:style-name="P1">string='eceba'</text:p>
      <text:p text:style-name="P1">k=2</text:p>
      <text:p text:style-name="P1">print(func(string,k)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5:34:28.687610729</meta:creation-date>
    <dc:date>2026-02-17T10:22:23.990604368</dc:date>
    <meta:editing-duration>P2DT3H23M5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31" meta:paragraph-count="1141" meta:word-count="2333" meta:character-count="30660" meta:non-whitespace-character-count="25289"/>
  </office:meta>
</office:document-meta>
</file>